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bitmap" draw:fill-image-name="a1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0">
      <style:drawing-page-properties draw:fill="bitmap" draw:fill-image-name="a12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8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7">
      <style:drawing-page-properties draw:fill="bitmap" draw:fill-image-name="a10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3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1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3">
      <style:drawing-page-properties draw:fill="bitmap" draw:fill-image-name="a11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center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center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108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246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1249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1119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134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1141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1137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1090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144">
      <text:list-level-style-bullet text:level="1" text:bullet-char="●">
        <style:list-level-properties text:space-before="0in" text:min-label-width="0.41337in"/>
        <style:text-properties fo:color="#8ad0d6" fo:font-family="StarSymbol" fo:font-size="45%"/>
      </text:list-level-style-bullet>
      <text:list-level-style-bullet text:level="2" text:bullet-char="●">
        <style:list-level-properties text:space-before="0.48226in" text:min-label-width="0.41337in"/>
        <style:text-properties fo:color="#8ad0d6" fo:font-family="StarSymbol" fo:font-size="45%"/>
      </text:list-level-style-bullet>
      <text:list-level-style-bullet text:level="3" text:bullet-char="●">
        <style:list-level-properties text:space-before="0.96453in" text:min-label-width="0.41337in"/>
        <style:text-properties fo:color="#8ad0d6" fo:font-family="StarSymbol" fo:font-size="45%"/>
      </text:list-level-style-bullet>
      <text:list-level-style-bullet text:level="4" text:bullet-char="●">
        <style:list-level-properties text:space-before="1.51569in" text:min-label-width="0.41337in"/>
        <style:text-properties fo:color="#8ad0d6" fo:font-family="StarSymbol" fo:font-size="45%"/>
      </text:list-level-style-bullet>
      <text:list-level-style-bullet text:level="5" text:bullet-char="●">
        <style:list-level-properties text:space-before="2.06685in" text:min-label-width="0.41337in"/>
        <style:text-properties fo:color="#8ad0d6" fo:font-family="StarSymbol" fo:font-size="45%"/>
      </text:list-level-style-bullet>
      <text:list-level-style-bullet text:level="6" text:bullet-char="●">
        <style:list-level-properties text:space-before="2.61801in" text:min-label-width="0.41337in"/>
        <style:text-properties fo:color="#8ad0d6" fo:font-family="StarSymbol" fo:font-size="45%"/>
      </text:list-level-style-bullet>
      <text:list-level-style-bullet text:level="7" text:bullet-char="●">
        <style:list-level-properties text:space-before="3.16916in" text:min-label-width="0.41337in"/>
        <style:text-properties fo:color="#8ad0d6" fo:font-family="StarSymbol" fo:font-size="45%"/>
      </text:list-level-style-bullet>
      <text:list-level-style-bullet text:level="8" text:bullet-char="●">
        <style:list-level-properties text:space-before="3.72032in" text:min-label-width="0.41337in"/>
        <style:text-properties fo:color="#8ad0d6" fo:font-family="StarSymbol" fo:font-size="45%"/>
      </text:list-level-style-bullet>
      <text:list-level-style-bullet text:level="9" text:bullet-char="●">
        <style:list-level-properties text:space-before="4.27148in" text:min-label-width="0.41337in"/>
        <style:text-properties fo:color="#8ad0d6" fo:font-family="StarSymbol" fo:font-size="45%"/>
      </text:list-level-style-bullet>
    </text:list-style>
    <text:list-style style:name="a1086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093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096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099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102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105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1113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page1" draw:style-name="a1077" draw:master-page-name="Master1-Layout7-blank-Пустой-слайд" presentation:presentation-page-layout-name="Master1-PPL7" draw:id="Slide-256">
        <draw:frame draw:id="id232" presentation:style-name="a1081" draw:name="Заголовок 1" svg:x="0in" svg:y="0.32986in" svg:width="9.92188in" svg:height="1.38021in" presentation:class="title" presentation:placeholder="false">
          <draw:text-box>
            <text:p text:style-name="a1080" text:class-names="" text:cond-style-name=""><text:span text:style-name="a1078" text:class-names=""><text:s text:c="23"/>API-Проект</text:span><text:span text:style-name="a1079" text:class-names=""/></text:p>
          </draw:text-box>
          <svg:title/>
          <svg:desc/>
        </draw:frame>
        <draw:frame draw:id="id233" presentation:style-name="a1120" draw:name="Подзаголовок 2" svg:x="0.29026in" svg:y="2.07639in" svg:width="10in" svg:height="5.86111in" presentation:class="subtitle" presentation:placeholder="false">
          <draw:text-box>
            <text:list text:style-name="a1086">
              <text:list-item>
                <text:p text:style-name="a1085" text:class-names="" text:cond-style-name=""><text:span text:style-name="a1082" text:class-names="">Проект по API —<text:s text:c="1"/></text:span><text:span text:style-name="a1083" text:class-names="">Weather-Bot</text:span><text:span text:style-name="a1084" text:class-names="">.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7" text:class-names="">Бот<text:s text:c="1"/></text:span><text:span text:style-name="a1088" text:class-names="">показывающий погоду.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09" text:class-names=""><text:tab/><text:tab/><text:tab/><text:tab/><text:tab/><text:tab/><text:tab/></text:span><text:span text:style-name="a1110" text:class-names=""><text:tab/><text:tab/><text:tab/><text:tab/><text:tab/><text:tab/>Выполнил</text:span><text:span text:style-name="a1111" text:class-names="">: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4" text:class-names=""><text:tab/><text:tab/><text:tab/><text:tab/><text:tab/></text:span><text:span text:style-name="a1115" text:class-names=""><text:tab/></text:span><text:span text:style-name="a1116" text:class-names=""><text:tab/><text:tab/><text:tab/><text:tab/><text:tab/><text:tab/>Луконин<text:s text:c="1"/></text:span><text:span text:style-name="a1117" text:class-names="">А.С</text:span></text:p>
              </text:list-item>
            </text:list>
          </draw:text-box>
          <svg:title/>
          <svg:desc/>
        </draw:frame>
        <presentation:notes draw:style-name="a1126">
          <draw:frame draw:id="id234" draw:style-name="a1123" draw:name="Номер слайда 6" svg:x="4.67953in" svg:y="11.10827in" svg:width="3.5878in" svg:height="0.58425in">
            <draw:text-box>
              <text:p text:style-name="a1122" text:class-names="" text:cond-style-name=""><text:span text:style-name="a112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35" presentation:style-name="a1124" draw:name="Образ слайда 1">
            <svg:title/>
            <svg:desc/>
          </draw:page-thumbnail>
          <draw:frame draw:id="id236" presentation:style-name="a112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28" draw:master-page-name="Master1-Layout7-blank-Пустой-слайд" presentation:presentation-page-layout-name="Master1-PPL7" draw:id="Slide-257">
        <draw:frame draw:id="id237" presentation:style-name="a1131" draw:name="Заголовок 1" svg:x="0in" svg:y="0.32986in" svg:width="9.92188in" svg:height="1.38021in" presentation:class="title" presentation:placeholder="false">
          <draw:text-box>
            <text:p text:style-name="a1130" text:class-names="" text:cond-style-name=""><text:span text:style-name="a1129" text:class-names="">Идея приложения</text:span></text:p>
          </draw:text-box>
          <svg:title/>
          <svg:desc/>
        </draw:frame>
        <draw:frame draw:id="id238" presentation:style-name="a1145" draw:name="Текст 2" svg:x="0in" svg:y="1.93403in" svg:width="9.92188in" svg:height="4.79514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Бот создан для того, чтобы можно было просто и удобно посмотреть погоду с помощью Telegram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Для создания использовались API: YandexMapsApi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8" text:class-names="">WorldWeatherAPI:<text:s text:c="1"/></text:span><text:span text:style-name="a1139" text:class-names=""><text:a xlink:href="https://developer.worldweatheronline.com/api/docs/local-city-town-weather-api.aspx" text:style-name="" text:visited-style-name="">https://developer.worldweatheronline.com/api/docs/local-city-town-weather-api.aspx</text:a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API Telegram: модуль python-telegram-bot</text:span></text:p>
              </text:list-item>
            </text:list>
          </draw:text-box>
          <svg:title/>
          <svg:desc/>
        </draw:frame>
        <presentation:notes draw:style-name="a1151">
          <draw:frame draw:id="id239" draw:style-name="a1148" draw:name="Номер слайда 6" svg:x="4.67953in" svg:y="11.10827in" svg:width="3.5878in" svg:height="0.58425in">
            <draw:text-box>
              <text:p text:style-name="a1147" text:class-names="" text:cond-style-name=""><text:span text:style-name="a114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40" presentation:style-name="a1149" draw:name="Образ слайда 1">
            <svg:title/>
            <svg:desc/>
          </draw:page-thumbnail>
          <draw:frame draw:id="id241" presentation:style-name="a115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53" draw:master-page-name="Master1-Layout7-blank-Пустой-слайд" presentation:presentation-page-layout-name="Master1-PPL7" draw:id="Slide-258">
        <draw:frame draw:id="id242" presentation:style-name="a1156" draw:name="Заголовок 1" svg:x="1.10243in" svg:y="0.09549in" svg:width="9.92187in" svg:height="1.38021in" presentation:class="title" presentation:placeholder="false">
          <draw:text-box>
            <text:p text:style-name="a1155" text:class-names="" text:cond-style-name=""><text:span text:style-name="a1154" text:class-names="">Модули</text:span></text:p>
          </draw:text-box>
          <svg:title/>
          <svg:desc/>
        </draw:frame>
        <draw:custom-shape svg:x="0.47244in" svg:y="2.51969in" svg:width="3.14961in" svg:height="4.80315in" draw:id="id243" draw:style-name="a1191" draw:name="Полилиния: фигура 2">
          <svg:title/>
          <svg:desc/>
          <text:p text:style-name="a1158" text:class-names="" text:cond-style-name=""><text:span text:style-name="a1157" text:class-names="">Атрибуты:self.time,</text:span></text:p>
          <text:p text:style-name="a1160" text:class-names="" text:cond-style-name=""><text:span text:style-name="a1159" text:class-names="">Self.place,</text:span></text:p>
          <text:p text:style-name="a1162" text:class-names="" text:cond-style-name=""><text:span text:style-name="a1161" text:class-names="">Self.tempetarute_Cels,</text:span></text:p>
          <text:p text:style-name="a1164" text:class-names="" text:cond-style-name=""><text:span text:style-name="a1163" text:class-names="">Self.wind_speed</text:span></text:p>
          <text:p text:style-name="a1166" text:class-names="" text:cond-style-name=""><text:span text:style-name="a1165" text:class-names=""/></text:p>
          <text:p text:style-name="a1168" text:class-names="" text:cond-style-name=""><text:span text:style-name="a1167" text:class-names=""/></text:p>
          <text:p text:style-name="a1170" text:class-names="" text:cond-style-name=""><text:span text:style-name="a1169" text:class-names="">Атрибуты:</text:span></text:p>
          <text:p text:style-name="a1172" text:class-names="" text:cond-style-name=""><text:span text:style-name="a1171" text:class-names="">get_wind_speed(),</text:span></text:p>
          <text:p text:style-name="a1174" text:class-names="" text:cond-style-name=""><text:span text:style-name="a1173" text:class-names="">get_time(),</text:span></text:p>
          <text:p text:style-name="a1176" text:class-names="" text:cond-style-name=""><text:span text:style-name="a1175" text:class-names="">get_place(),</text:span></text:p>
          <text:p text:style-name="a1178" text:class-names="" text:cond-style-name=""><text:span text:style-name="a1177" text:class-names="">get_temp_in_celsius()</text:span></text:p>
          <text:p text:style-name="a1180" text:class-names="" text:cond-style-name=""><text:span text:style-name="a1179" text:class-names=""/></text:p>
          <text:p text:style-name="a1182" text:class-names="" text:cond-style-name=""><text:span text:style-name="a1181" text:class-names=""/></text:p>
          <text:p text:style-name="a1184" text:class-names="" text:cond-style-name=""><text:span text:style-name="a1183" text:class-names=""/></text:p>
          <text:p text:style-name="a1186" text:class-names="" text:cond-style-name=""><text:span text:style-name="a1185" text:class-names=""/></text:p>
          <text:p text:style-name="a1188" text:class-names="" text:cond-style-name=""><text:span text:style-name="a1187" text:class-names=""/></text:p>
          <text:p text:style-name="a1190" text:class-names="" text:cond-style-name=""><text:span text:style-name="a118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47244in" svg:y="1.33858in" svg:width="3.14961in" svg:height="1.1811in" draw:id="id244" draw:style-name="a1194" draw:name="Полилиния: фигура 3">
          <svg:title/>
          <svg:desc/>
          <text:p text:style-name="a1193" text:class-names="" text:cond-style-name=""><text:span text:style-name="a1192" text:class-names="">Класс Weather: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64567in" svg:y="2.51969in" svg:width="3.14961in" svg:height="4.80315in" draw:id="id245" draw:style-name="a1229" draw:name="Полилиния: фигура 4">
          <svg:title/>
          <svg:desc/>
          <text:p text:style-name="a1196" text:class-names="" text:cond-style-name=""><text:span text:style-name="a1195" text:class-names="">Функции:</text:span></text:p>
          <text:p text:style-name="a1198" text:class-names="" text:cond-style-name=""><text:span text:style-name="a1197" text:class-names="">found_spn(response) -</text:span></text:p>
          <text:p text:style-name="a1200" text:class-names="" text:cond-style-name=""><text:span text:style-name="a1199" text:class-names="">Нахождение spn.</text:span></text:p>
          <text:p text:style-name="a1202" text:class-names="" text:cond-style-name=""><text:span text:style-name="a1201" text:class-names="">geocoder(bot,update, place)</text:span></text:p>
          <text:p text:style-name="a1204" text:class-names="" text:cond-style-name=""><text:span text:style-name="a1203" text:class-names="">-</text:span></text:p>
          <text:p text:style-name="a1206" text:class-names="" text:cond-style-name=""><text:span text:style-name="a1205" text:class-names="">Показывает место на карте</text:span></text:p>
          <text:p text:style-name="a1208" text:class-names="" text:cond-style-name=""><text:span text:style-name="a1207" text:class-names=""/></text:p>
          <text:p text:style-name="a1210" text:class-names="" text:cond-style-name=""><text:span text:style-name="a1209" text:class-names=""/></text:p>
          <text:p text:style-name="a1212" text:class-names="" text:cond-style-name=""><text:span text:style-name="a1211" text:class-names=""/></text:p>
          <text:p text:style-name="a1214" text:class-names="" text:cond-style-name=""><text:span text:style-name="a1213" text:class-names=""/></text:p>
          <text:p text:style-name="a1216" text:class-names="" text:cond-style-name=""><text:span text:style-name="a1215" text:class-names=""/></text:p>
          <text:p text:style-name="a1218" text:class-names="" text:cond-style-name=""><text:span text:style-name="a1217" text:class-names=""/></text:p>
          <text:p text:style-name="a1220" text:class-names="" text:cond-style-name=""><text:span text:style-name="a1219" text:class-names=""/></text:p>
          <text:p text:style-name="a1222" text:class-names="" text:cond-style-name=""><text:span text:style-name="a1221" text:class-names=""/></text:p>
          <text:p text:style-name="a1224" text:class-names="" text:cond-style-name=""><text:span text:style-name="a1223" text:class-names=""/></text:p>
          <text:p text:style-name="a1226" text:class-names="" text:cond-style-name=""><text:span text:style-name="a1225" text:class-names=""/></text:p>
          <text:p text:style-name="a1228" text:class-names="" text:cond-style-name=""><text:span text:style-name="a122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64567in" svg:y="1.33858in" svg:width="3.14961in" svg:height="1.1811in" draw:id="id246" draw:style-name="a1232" draw:name="Полилиния: фигура 5">
          <svg:title/>
          <svg:desc/>
          <text:p text:style-name="a1231" text:class-names="" text:cond-style-name=""><text:span text:style-name="a1230" text:class-names="">Файл geocoder.py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238">
          <draw:frame draw:id="id247" draw:style-name="a1235" draw:name="Номер слайда 6" svg:x="4.67953in" svg:y="11.10827in" svg:width="3.5878in" svg:height="0.58425in">
            <draw:text-box>
              <text:p text:style-name="a1234" text:class-names="" text:cond-style-name=""><text:span text:style-name="a123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48" presentation:style-name="a1236" draw:name="Образ слайда 1">
            <svg:title/>
            <svg:desc/>
          </draw:page-thumbnail>
          <draw:frame draw:id="id249" presentation:style-name="a123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40" draw:master-page-name="Master1-Layout7-blank-Пустой-слайд" presentation:presentation-page-layout-name="Master1-PPL7" draw:id="Slide-259">
        <draw:frame draw:id="id250" presentation:style-name="a1243" draw:name="Заголовок 1" svg:x="0in" svg:y="0.32986in" svg:width="9.92188in" svg:height="1.38021in" presentation:class="title" presentation:placeholder="false">
          <draw:text-box>
            <text:p text:style-name="a1242" text:class-names="" text:cond-style-name=""><text:span text:style-name="a1241" text:class-names="">Выводы</text:span></text:p>
          </draw:text-box>
          <svg:title/>
          <svg:desc/>
        </draw:frame>
        <draw:frame draw:id="id251" presentation:style-name="a1250" draw:name="Текст 2" svg:x="0in" svg:y="1.93403in" svg:width="9.92188in" svg:height="4.79514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Делая данный проект, я ближе познакомился с API-Telegram, с HTTP-API.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Было интересно. Попробую добавить английский язык, другие системы измерения и прогноз по геолокации пользователя</text:span></text:p>
              </text:list-item>
            </text:list>
          </draw:text-box>
          <svg:title/>
          <svg:desc/>
        </draw:frame>
        <presentation:notes draw:style-name="a1256">
          <draw:frame draw:id="id252" draw:style-name="a1253" draw:name="Номер слайда 6" svg:x="4.67953in" svg:y="11.10827in" svg:width="3.5878in" svg:height="0.58425in">
            <draw:text-box>
              <text:p text:style-name="a1252" text:class-names="" text:cond-style-name=""><text:span text:style-name="a125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53" presentation:style-name="a1254" draw:name="Образ слайда 1">
            <svg:title/>
            <svg:desc/>
          </draw:page-thumbnail>
          <draw:frame draw:id="id254" presentation:style-name="a125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04461in" svg:y="1.74533in" svg:width="7.98246in" svg:height="4.01383in"/>
      <presentation:placeholder presentation:object="subtitle" svg:x="1.04461in" svg:y="5.75916in" svg:width="7.98246in" svg:height="1.0384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2" style:display-name="Заголовок и объект">
      <presentation:placeholder presentation:object="title" svg:x="0.58438in" svg:y="0.54575in" svg:width="8.5062in" svg:height="1.68835in"/>
      <presentation:placeholder presentation:object="object" svg:x="0.9979in" svg:y="2.47481in" svg:width="8.09179in" svg:height="5.05768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3" style:display-name="Заголовок раздела">
      <presentation:placeholder presentation:object="title" svg:x="1.04461in" svg:y="3.44984in" svg:width="7.98245in" svg:height="2.30932in"/>
      <presentation:placeholder presentation:object="outline" svg:x="1.04461in" svg:y="5.75916in" svg:width="7.98246in" svg:height="1.03722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4" style:display-name="Два объекта">
      <presentation:placeholder presentation:object="title" svg:x="0.58438in" svg:y="0.54575in" svg:width="8.5062in" svg:height="1.68835in"/>
      <presentation:placeholder presentation:object="object" svg:x="0.9979in" svg:y="2.48404in" svg:width="3.97631in" svg:height="5.05802in"/>
      <presentation:placeholder presentation:object="object" svg:x="5.11426in" svg:y="2.47863in" svg:width="3.97632in" svg:height="5.06342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5" style:display-name="Сравнение">
      <presentation:placeholder presentation:object="title" svg:x="0.58438in" svg:y="0.54575in" svg:width="8.5062in" svg:height="1.68835in"/>
      <presentation:placeholder presentation:object="outline" svg:x="0.9979in" svg:y="2.29649in" svg:width="3.97631in" svg:height="0.69469in"/>
      <presentation:placeholder presentation:object="object" svg:x="0.9979in" svg:y="3.03137in" svg:width="3.97631in" svg:height="4.51069in"/>
      <presentation:placeholder presentation:object="outline" svg:x="5.11427in" svg:y="2.29649in" svg:width="3.97631in" svg:height="0.69469in"/>
      <presentation:placeholder presentation:object="object" svg:x="5.11427in" svg:y="3.03137in" svg:width="3.97631in" svg:height="4.51069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6" style:display-name="Только заголовок">
      <presentation:placeholder presentation:object="title" svg:x="0.58438in" svg:y="0.54575in" svg:width="8.5062in" svg:height="1.6883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7" style:display-name="Пустой слайд"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8" style:display-name="Объект с подписью">
      <presentation:placeholder presentation:object="title" svg:x="1.04461in" svg:y="1.74533in" svg:width="3.07613in" svg:height="1.74533in"/>
      <presentation:placeholder presentation:object="object" svg:x="4.32749in" svg:y="1.74533in" svg:width="4.69957in" svg:height="5.51157in"/>
      <presentation:placeholder presentation:object="outline" svg:x="1.04461in" svg:y="3.77237in" svg:width="3.07613in" svg:height="3.49066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9" style:display-name="Рисунок с подписью">
      <presentation:placeholder presentation:object="title" svg:x="1.04366in" svg:y="2.23524in" svg:width="4.60633in" svg:height="1.89844in"/>
      <presentation:placeholder presentation:object="graphic" svg:x="6.28559in" svg:y="1.37789in" svg:width="2.89463in" svg:height="5.51157in"/>
      <presentation:placeholder presentation:object="outline" svg:x="1.04461in" svg:y="4.40926in" svg:width="4.59916in" svg:height="1.65347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0" style:display-name="Панорамная фотография с подписью">
      <presentation:placeholder presentation:object="title" svg:x="1.04461in" svg:y="5.78714in" svg:width="7.98245in" svg:height="0.68321in"/>
      <presentation:placeholder presentation:object="graphic" svg:x="1.04461in" svg:y="0.82674in" svg:width="7.98246in" svg:height="4.38885in"/>
      <presentation:placeholder presentation:object="outline" svg:x="1.04461in" svg:y="6.47034in" svg:width="7.98245in" svg:height="0.59517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1" style:display-name="Заголовок и подпись">
      <presentation:placeholder presentation:object="title" svg:x="1.04461in" svg:y="1.74533in" svg:width="7.98246in" svg:height="2.38835in"/>
      <presentation:placeholder presentation:object="outline" svg:x="1.04461in" svg:y="4.40926in" svg:width="7.98246in" svg:height="2.8476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2" style:display-name="Цитата с подписью">
      <presentation:placeholder presentation:object="title" svg:x="1.42435in" svg:y="1.74533in" svg:width="7.23506in" svg:height="2.80084in"/>
      <presentation:placeholder presentation:object="outline" svg:x="1.74597in" svg:y="4.54617in" svg:width="6.58415in" svg:height="0.41249in"/>
      <presentation:placeholder presentation:object="outline" svg:x="1.04461in" svg:y="5.24474in" svg:width="7.98246in" svg:height="2.02091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3" style:display-name="Карточка имени">
      <presentation:placeholder presentation:object="title" svg:x="1.04461in" svg:y="3.76624in" svg:width="7.98246in" svg:height="1.99292in"/>
      <presentation:placeholder presentation:object="outline" svg:x="1.04461in" svg:y="5.75916in" svg:width="7.98246in" svg:height="1.03722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4" style:display-name="Три колонки">
      <presentation:placeholder presentation:object="title" svg:x="0.58438in" svg:y="0.54575in" svg:width="8.5062in" svg:height="1.68835in"/>
      <presentation:placeholder presentation:object="outline" svg:x="0.57248in" svg:y="2.38835in" svg:width="2.66532in" svg:height="0.69469in"/>
      <presentation:placeholder presentation:object="outline" svg:x="0.59013in" svg:y="3.21509in" svg:width="2.64767in" svg:height="4.32697in"/>
      <presentation:placeholder presentation:object="outline" svg:x="3.51262in" svg:y="2.38835in" svg:width="2.65571in" svg:height="0.69469in"/>
      <presentation:placeholder presentation:object="outline" svg:x="3.50307in" svg:y="3.21509in" svg:width="2.66526in" svg:height="4.32697in"/>
      <presentation:placeholder presentation:object="outline" svg:x="6.44401in" svg:y="2.38835in" svg:width="2.65198in" svg:height="0.69469in"/>
      <presentation:placeholder presentation:object="outline" svg:x="6.44401in" svg:y="3.21509in" svg:width="2.65198in" svg:height="4.32697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5" style:display-name="Столбец с тремя рисунками">
      <presentation:placeholder presentation:object="title" svg:x="0.58438in" svg:y="0.54575in" svg:width="8.5062in" svg:height="1.68835in"/>
      <presentation:placeholder presentation:object="outline" svg:x="0.59013in" svg:y="5.12455in" svg:width="2.65916in" svg:height="0.69469in"/>
      <presentation:placeholder presentation:object="graphic" svg:x="0.59013in" svg:y="2.66393in" svg:width="2.65916in" svg:height="1.83719in"/>
      <presentation:placeholder presentation:object="outline" svg:x="0.59013in" svg:y="5.81923in" svg:width="2.65916in" svg:height="0.79466in"/>
      <presentation:placeholder presentation:object="outline" svg:x="3.51779in" svg:y="5.12455in" svg:width="2.65054in" svg:height="0.69469in"/>
      <presentation:placeholder presentation:object="graphic" svg:x="3.51778in" svg:y="2.66393in" svg:width="2.65054in" svg:height="1.83719in"/>
      <presentation:placeholder presentation:object="outline" svg:x="3.51656in" svg:y="5.81923in" svg:width="2.65405in" svg:height="0.79466in"/>
      <presentation:placeholder presentation:object="outline" svg:x="6.44401in" svg:y="5.12455in" svg:width="2.65198in" svg:height="0.69469in"/>
      <presentation:placeholder presentation:object="graphic" svg:x="6.44401in" svg:y="2.66393in" svg:width="2.65198in" svg:height="1.83719in"/>
      <presentation:placeholder presentation:object="outline" svg:x="6.4439in" svg:y="5.81923in" svg:width="2.65549in" svg:height="0.79466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6" style:display-name="Заголовок и вертикальный текст">
      <presentation:placeholder presentation:object="title" svg:x="0.58438in" svg:y="0.54575in" svg:width="8.5062in" svg:height="1.68835in"/>
      <presentation:placeholder presentation:object="outline" svg:x="0.9979in" svg:y="2.47481in" svg:width="8.09179in" svg:height="5.05768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presentation-page-layout style:name="Master1-PPL17" style:display-name="Вертикальный заголовок и текст">
      <presentation:placeholder presentation:object="title" svg:x="7.51083in" svg:y="0.51863in" svg:width="1.58516in" svg:height="7.02343in"/>
      <presentation:placeholder presentation:object="outline" svg:x="0.59013in" svg:y="0.9321in" svg:width="6.71394in" svg:height="6.60995in"/>
      <presentation:placeholder presentation:object="date-time" svg:x="9.03627in" svg:y="2.20458in" svg:width="1.19417in" svg:height="0.27568in"/>
      <presentation:placeholder presentation:object="footer" svg:x="7.51536in" svg:y="3.934in" svg:width="4.65301in" svg:height="0.27568in"/>
      <presentation:placeholder presentation:object="page-number" svg:x="9.36346in" svg:y="0.35651in" svg:width="0.75812in" svg:height="0.9254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533" draw:style="radial" draw:cx="50%" draw:cy="50%" draw:start-color="#50b9c1" draw:end-color="#50b9c1" draw:start-intensity="6%" draw:end-intensity="7%"/>
    <draw:gradient draw:name="a691" draw:style="radial" draw:cx="50%" draw:cy="50%" draw:start-color="#50b9c1" draw:end-color="#50b9c1" draw:start-intensity="10%" draw:end-intensity="11%"/>
    <draw:gradient draw:name="a535" draw:style="radial" draw:cx="50%" draw:cy="50%" draw:start-color="#50b9c1" draw:end-color="#50b9c1" draw:start-intensity="7%" draw:end-intensity="14%"/>
    <draw:gradient draw:name="a943" draw:style="radial" draw:cx="50%" draw:cy="50%" draw:start-color="#50b9c1" draw:end-color="#50b9c1" draw:start-intensity="6%" draw:end-intensity="7%"/>
    <draw:gradient draw:name="a693" draw:style="radial" draw:cx="50%" draw:cy="50%" draw:start-color="#50b9c1" draw:end-color="#50b9c1" draw:start-intensity="8%" draw:end-intensity="8%"/>
    <draw:gradient draw:name="a470" draw:style="radial" draw:cx="50%" draw:cy="50%" draw:start-color="#50b9c1" draw:end-color="#50b9c1" draw:start-intensity="7%" draw:end-intensity="14%"/>
    <draw:gradient draw:name="a537" draw:style="radial" draw:cx="50%" draw:cy="50%" draw:start-color="#50b9c1" draw:end-color="#50b9c1" draw:start-intensity="5%" draw:end-intensity="9%"/>
    <draw:gradient draw:name="a945" draw:style="radial" draw:cx="50%" draw:cy="50%" draw:start-color="#50b9c1" draw:end-color="#50b9c1" draw:start-intensity="7%" draw:end-intensity="14%"/>
    <draw:gradient draw:name="a472" draw:style="radial" draw:cx="50%" draw:cy="50%" draw:start-color="#50b9c1" draw:end-color="#50b9c1" draw:start-intensity="5%" draw:end-intensity="9%"/>
    <draw:gradient draw:name="a539" draw:style="radial" draw:cx="50%" draw:cy="50%" draw:start-color="#50b9c1" draw:end-color="#50b9c1" draw:start-intensity="10%" draw:end-intensity="11%"/>
    <draw:gradient draw:name="a947" draw:style="radial" draw:cx="50%" draw:cy="50%" draw:start-color="#50b9c1" draw:end-color="#50b9c1" draw:start-intensity="5%" draw:end-intensity="9%"/>
    <draw:gradient draw:name="a474" draw:style="radial" draw:cx="50%" draw:cy="50%" draw:start-color="#50b9c1" draw:end-color="#50b9c1" draw:start-intensity="10%" draw:end-intensity="11%"/>
    <draw:gradient draw:name="a949" draw:style="radial" draw:cx="50%" draw:cy="50%" draw:start-color="#50b9c1" draw:end-color="#50b9c1" draw:start-intensity="10%" draw:end-intensity="11%"/>
    <draw:gradient draw:name="a476" draw:style="radial" draw:cx="50%" draw:cy="50%" draw:start-color="#50b9c1" draw:end-color="#50b9c1" draw:start-intensity="8%" draw:end-intensity="8%"/>
    <draw:gradient draw:name="a220" draw:style="radial" draw:cx="50%" draw:cy="50%" draw:start-color="#50b9c1" draw:end-color="#50b9c1" draw:start-intensity="6%" draw:end-intensity="7%"/>
    <draw:gradient draw:name="a222" draw:style="radial" draw:cx="50%" draw:cy="50%" draw:start-color="#50b9c1" draw:end-color="#50b9c1" draw:start-intensity="7%" draw:end-intensity="14%"/>
    <draw:gradient draw:name="a224" draw:style="radial" draw:cx="50%" draw:cy="50%" draw:start-color="#50b9c1" draw:end-color="#50b9c1" draw:start-intensity="5%" draw:end-intensity="9%"/>
    <draw:gradient draw:name="a791" draw:style="radial" draw:cx="50%" draw:cy="50%" draw:start-color="#50b9c1" draw:end-color="#50b9c1" draw:start-intensity="6%" draw:end-intensity="7%"/>
    <draw:gradient draw:name="a1004" draw:style="radial" draw:cx="50%" draw:cy="50%" draw:start-color="#50b9c1" draw:end-color="#50b9c1" draw:start-intensity="6%" draw:end-intensity="7%"/>
    <draw:gradient draw:name="a226" draw:style="radial" draw:cx="50%" draw:cy="50%" draw:start-color="#50b9c1" draw:end-color="#50b9c1" draw:start-intensity="10%" draw:end-intensity="11%"/>
    <draw:gradient draw:name="a384" draw:style="radial" draw:cx="50%" draw:cy="50%" draw:start-color="#50b9c1" draw:end-color="#50b9c1" draw:start-intensity="6%" draw:end-intensity="7%"/>
    <draw:gradient draw:name="a793" draw:style="radial" draw:cx="50%" draw:cy="50%" draw:start-color="#50b9c1" draw:end-color="#50b9c1" draw:start-intensity="7%" draw:end-intensity="14%"/>
    <draw:gradient draw:name="a1006" draw:style="radial" draw:cx="50%" draw:cy="50%" draw:start-color="#50b9c1" draw:end-color="#50b9c1" draw:start-intensity="7%" draw:end-intensity="14%"/>
    <draw:gradient draw:name="a228" draw:style="radial" draw:cx="50%" draw:cy="50%" draw:start-color="#50b9c1" draw:end-color="#50b9c1" draw:start-intensity="8%" draw:end-intensity="8%"/>
    <draw:gradient draw:name="a386" draw:style="radial" draw:cx="50%" draw:cy="50%" draw:start-color="#50b9c1" draw:end-color="#50b9c1" draw:start-intensity="7%" draw:end-intensity="14%"/>
    <draw:gradient draw:name="a637" draw:style="radial" draw:cx="50%" draw:cy="50%" draw:start-color="#50b9c1" draw:end-color="#50b9c1" draw:start-intensity="6%" draw:end-intensity="7%"/>
    <draw:gradient draw:name="a795" draw:style="radial" draw:cx="50%" draw:cy="50%" draw:start-color="#50b9c1" draw:end-color="#50b9c1" draw:start-intensity="5%" draw:end-intensity="9%"/>
    <draw:gradient draw:name="a1008" draw:style="radial" draw:cx="50%" draw:cy="50%" draw:start-color="#50b9c1" draw:end-color="#50b9c1" draw:start-intensity="5%" draw:end-intensity="9%"/>
    <draw:gradient draw:name="a388" draw:style="radial" draw:cx="50%" draw:cy="50%" draw:start-color="#50b9c1" draw:end-color="#50b9c1" draw:start-intensity="5%" draw:end-intensity="9%"/>
    <draw:gradient draw:name="a639" draw:style="radial" draw:cx="50%" draw:cy="50%" draw:start-color="#50b9c1" draw:end-color="#50b9c1" draw:start-intensity="7%" draw:end-intensity="14%"/>
    <draw:gradient draw:name="a797" draw:style="radial" draw:cx="50%" draw:cy="50%" draw:start-color="#50b9c1" draw:end-color="#50b9c1" draw:start-intensity="10%" draw:end-intensity="11%"/>
    <draw:gradient draw:name="a799" draw:style="radial" draw:cx="50%" draw:cy="50%" draw:start-color="#50b9c1" draw:end-color="#50b9c1" draw:start-intensity="8%" draw:end-intensity="8%"/>
    <draw:gradient draw:name="a541" draw:style="radial" draw:cx="50%" draw:cy="50%" draw:start-color="#50b9c1" draw:end-color="#50b9c1" draw:start-intensity="8%" draw:end-intensity="8%"/>
    <draw:gradient draw:name="a951" draw:style="radial" draw:cx="50%" draw:cy="50%" draw:start-color="#50b9c1" draw:end-color="#50b9c1" draw:start-intensity="8%" draw:end-intensity="8%"/>
    <draw:gradient draw:name="a63" draw:style="radial" draw:cx="50%" draw:cy="50%" draw:start-color="#50b9c1" draw:end-color="#50b9c1" draw:start-intensity="6%" draw:end-intensity="7%"/>
    <draw:gradient draw:name="a65" draw:style="radial" draw:cx="50%" draw:cy="50%" draw:start-color="#50b9c1" draw:end-color="#50b9c1" draw:start-intensity="7%" draw:end-intensity="14%"/>
    <draw:gradient draw:name="a298" draw:style="radial" draw:cx="50%" draw:cy="50%" draw:start-color="#50b9c1" draw:end-color="#50b9c1" draw:start-intensity="6%" draw:end-intensity="7%"/>
    <draw:gradient draw:name="a2" draw:style="radial" draw:cx="50%" draw:cy="50%" draw:start-color="#50b9c1" draw:end-color="#50b9c1" draw:start-intensity="6%" draw:end-intensity="7%"/>
    <draw:gradient draw:name="a67" draw:style="radial" draw:cx="50%" draw:cy="50%" draw:start-color="#50b9c1" draw:end-color="#50b9c1" draw:start-intensity="5%" draw:end-intensity="9%"/>
    <draw:gradient draw:name="a4" draw:style="radial" draw:cx="50%" draw:cy="50%" draw:start-color="#50b9c1" draw:end-color="#50b9c1" draw:start-intensity="7%" draw:end-intensity="14%"/>
    <draw:gradient draw:name="a69" draw:style="radial" draw:cx="50%" draw:cy="50%" draw:start-color="#50b9c1" draw:end-color="#50b9c1" draw:start-intensity="10%" draw:end-intensity="11%"/>
    <draw:gradient draw:name="a6" draw:style="radial" draw:cx="50%" draw:cy="50%" draw:start-color="#50b9c1" draw:end-color="#50b9c1" draw:start-intensity="5%" draw:end-intensity="9%"/>
    <draw:gradient draw:name="a8" draw:style="radial" draw:cx="50%" draw:cy="50%" draw:start-color="#50b9c1" draw:end-color="#50b9c1" draw:start-intensity="10%" draw:end-intensity="11%"/>
    <draw:gradient draw:name="a861" draw:style="radial" draw:cx="50%" draw:cy="50%" draw:start-color="#50b9c1" draw:end-color="#50b9c1" draw:start-intensity="6%" draw:end-intensity="7%"/>
    <draw:gradient draw:name="a863" draw:style="radial" draw:cx="50%" draw:cy="50%" draw:start-color="#50b9c1" draw:end-color="#50b9c1" draw:start-intensity="7%" draw:end-intensity="14%"/>
    <draw:gradient draw:name="a1010" draw:style="radial" draw:cx="50%" draw:cy="50%" draw:start-color="#50b9c1" draw:end-color="#50b9c1" draw:start-intensity="10%" draw:end-intensity="11%"/>
    <draw:gradient draw:name="a641" draw:style="radial" draw:cx="50%" draw:cy="50%" draw:start-color="#50b9c1" draw:end-color="#50b9c1" draw:start-intensity="5%" draw:end-intensity="9%"/>
    <draw:gradient draw:name="a390" draw:style="radial" draw:cx="50%" draw:cy="50%" draw:start-color="#50b9c1" draw:end-color="#50b9c1" draw:start-intensity="10%" draw:end-intensity="11%"/>
    <draw:gradient draw:name="a865" draw:style="radial" draw:cx="50%" draw:cy="50%" draw:start-color="#50b9c1" draw:end-color="#50b9c1" draw:start-intensity="5%" draw:end-intensity="9%"/>
    <draw:gradient draw:name="a1012" draw:style="radial" draw:cx="50%" draw:cy="50%" draw:start-color="#50b9c1" draw:end-color="#50b9c1" draw:start-intensity="8%" draw:end-intensity="8%"/>
    <draw:gradient draw:name="a643" draw:style="radial" draw:cx="50%" draw:cy="50%" draw:start-color="#50b9c1" draw:end-color="#50b9c1" draw:start-intensity="10%" draw:end-intensity="11%"/>
    <draw:gradient draw:name="a392" draw:style="radial" draw:cx="50%" draw:cy="50%" draw:start-color="#50b9c1" draw:end-color="#50b9c1" draw:start-intensity="8%" draw:end-intensity="8%"/>
    <draw:gradient draw:name="a867" draw:style="radial" draw:cx="50%" draw:cy="50%" draw:start-color="#50b9c1" draw:end-color="#50b9c1" draw:start-intensity="10%" draw:end-intensity="11%"/>
    <draw:gradient draw:name="a645" draw:style="radial" draw:cx="50%" draw:cy="50%" draw:start-color="#50b9c1" draw:end-color="#50b9c1" draw:start-intensity="8%" draw:end-intensity="8%"/>
    <draw:gradient draw:name="a172" draw:style="radial" draw:cx="50%" draw:cy="50%" draw:start-color="#50b9c1" draw:end-color="#50b9c1" draw:start-intensity="6%" draw:end-intensity="7%"/>
    <draw:gradient draw:name="a869" draw:style="radial" draw:cx="50%" draw:cy="50%" draw:start-color="#50b9c1" draw:end-color="#50b9c1" draw:start-intensity="8%" draw:end-intensity="8%"/>
    <draw:gradient draw:name="a174" draw:style="radial" draw:cx="50%" draw:cy="50%" draw:start-color="#50b9c1" draw:end-color="#50b9c1" draw:start-intensity="7%" draw:end-intensity="14%"/>
    <draw:gradient draw:name="a176" draw:style="radial" draw:cx="50%" draw:cy="50%" draw:start-color="#50b9c1" draw:end-color="#50b9c1" draw:start-intensity="5%" draw:end-intensity="9%"/>
    <draw:gradient draw:name="a428" draw:style="radial" draw:cx="50%" draw:cy="50%" draw:start-color="#50b9c1" draw:end-color="#50b9c1" draw:start-intensity="6%" draw:end-intensity="7%"/>
    <draw:gradient draw:name="a585" draw:style="radial" draw:cx="50%" draw:cy="50%" draw:start-color="#50b9c1" draw:end-color="#50b9c1" draw:start-intensity="6%" draw:end-intensity="7%"/>
    <draw:gradient draw:name="a178" draw:style="radial" draw:cx="50%" draw:cy="50%" draw:start-color="#50b9c1" draw:end-color="#50b9c1" draw:start-intensity="10%" draw:end-intensity="11%"/>
    <draw:gradient draw:name="a587" draw:style="radial" draw:cx="50%" draw:cy="50%" draw:start-color="#50b9c1" draw:end-color="#50b9c1" draw:start-intensity="7%" draw:end-intensity="14%"/>
    <draw:gradient draw:name="a589" draw:style="radial" draw:cx="50%" draw:cy="50%" draw:start-color="#50b9c1" draw:end-color="#50b9c1" draw:start-intensity="5%" draw:end-intensity="9%"/>
    <draw:gradient draw:name="a71" draw:style="radial" draw:cx="50%" draw:cy="50%" draw:start-color="#50b9c1" draw:end-color="#50b9c1" draw:start-intensity="8%" draw:end-intensity="8%"/>
    <draw:gradient draw:name="a111" draw:style="radial" draw:cx="50%" draw:cy="50%" draw:start-color="#50b9c1" draw:end-color="#50b9c1" draw:start-intensity="6%" draw:end-intensity="7%"/>
    <draw:gradient draw:name="a743" draw:style="radial" draw:cx="50%" draw:cy="50%" draw:start-color="#50b9c1" draw:end-color="#50b9c1" draw:start-intensity="6%" draw:end-intensity="7%"/>
    <draw:gradient draw:name="a113" draw:style="radial" draw:cx="50%" draw:cy="50%" draw:start-color="#50b9c1" draw:end-color="#50b9c1" draw:start-intensity="7%" draw:end-intensity="14%"/>
    <draw:gradient draw:name="a745" draw:style="radial" draw:cx="50%" draw:cy="50%" draw:start-color="#50b9c1" draw:end-color="#50b9c1" draw:start-intensity="7%" draw:end-intensity="14%"/>
    <draw:gradient draw:name="a115" draw:style="radial" draw:cx="50%" draw:cy="50%" draw:start-color="#50b9c1" draw:end-color="#50b9c1" draw:start-intensity="5%" draw:end-intensity="9%"/>
    <draw:gradient draw:name="a300" draw:style="radial" draw:cx="50%" draw:cy="50%" draw:start-color="#50b9c1" draw:end-color="#50b9c1" draw:start-intensity="7%" draw:end-intensity="14%"/>
    <draw:gradient draw:name="a747" draw:style="radial" draw:cx="50%" draw:cy="50%" draw:start-color="#50b9c1" draw:end-color="#50b9c1" draw:start-intensity="5%" draw:end-intensity="9%"/>
    <draw:gradient draw:name="a117" draw:style="radial" draw:cx="50%" draw:cy="50%" draw:start-color="#50b9c1" draw:end-color="#50b9c1" draw:start-intensity="10%" draw:end-intensity="11%"/>
    <draw:gradient draw:name="a302" draw:style="radial" draw:cx="50%" draw:cy="50%" draw:start-color="#50b9c1" draw:end-color="#50b9c1" draw:start-intensity="5%" draw:end-intensity="9%"/>
    <draw:gradient draw:name="a749" draw:style="radial" draw:cx="50%" draw:cy="50%" draw:start-color="#50b9c1" draw:end-color="#50b9c1" draw:start-intensity="10%" draw:end-intensity="11%"/>
    <draw:gradient draw:name="a119" draw:style="radial" draw:cx="50%" draw:cy="50%" draw:start-color="#50b9c1" draw:end-color="#50b9c1" draw:start-intensity="8%" draw:end-intensity="8%"/>
    <draw:gradient draw:name="a304" draw:style="radial" draw:cx="50%" draw:cy="50%" draw:start-color="#50b9c1" draw:end-color="#50b9c1" draw:start-intensity="10%" draw:end-intensity="11%"/>
    <draw:gradient draw:name="a685" draw:style="radial" draw:cx="50%" draw:cy="50%" draw:start-color="#50b9c1" draw:end-color="#50b9c1" draw:start-intensity="6%" draw:end-intensity="7%"/>
    <draw:gradient draw:name="a306" draw:style="radial" draw:cx="50%" draw:cy="50%" draw:start-color="#50b9c1" draw:end-color="#50b9c1" draw:start-intensity="8%" draw:end-intensity="8%"/>
    <draw:gradient draw:name="a687" draw:style="radial" draw:cx="50%" draw:cy="50%" draw:start-color="#50b9c1" draw:end-color="#50b9c1" draw:start-intensity="7%" draw:end-intensity="14%"/>
    <draw:gradient draw:name="a10" draw:style="radial" draw:cx="50%" draw:cy="50%" draw:start-color="#50b9c1" draw:end-color="#50b9c1" draw:start-intensity="8%" draw:end-intensity="8%"/>
    <draw:gradient draw:name="a689" draw:style="radial" draw:cx="50%" draw:cy="50%" draw:start-color="#50b9c1" draw:end-color="#50b9c1" draw:start-intensity="5%" draw:end-intensity="9%"/>
    <draw:gradient draw:name="a468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7%" draw:end-intensity="14%"/>
    <draw:gradient draw:name="a180" draw:style="radial" draw:cx="50%" draw:cy="50%" draw:start-color="#50b9c1" draw:end-color="#50b9c1" draw:start-intensity="8%" draw:end-intensity="8%"/>
    <draw:gradient draw:name="a432" draw:style="radial" draw:cx="50%" draw:cy="50%" draw:start-color="#50b9c1" draw:end-color="#50b9c1" draw:start-intensity="5%" draw:end-intensity="9%"/>
    <draw:gradient draw:name="a434" draw:style="radial" draw:cx="50%" draw:cy="50%" draw:start-color="#50b9c1" draw:end-color="#50b9c1" draw:start-intensity="10%" draw:end-intensity="11%"/>
    <draw:gradient draw:name="a591" draw:style="radial" draw:cx="50%" draw:cy="50%" draw:start-color="#50b9c1" draw:end-color="#50b9c1" draw:start-intensity="10%" draw:end-intensity="11%"/>
    <draw:gradient draw:name="a436" draw:style="radial" draw:cx="50%" draw:cy="50%" draw:start-color="#50b9c1" draw:end-color="#50b9c1" draw:start-intensity="8%" draw:end-intensity="8%"/>
    <draw:gradient draw:name="a593" draw:style="radial" draw:cx="50%" draw:cy="50%" draw:start-color="#50b9c1" draw:end-color="#50b9c1" draw:start-intensity="8%" draw:end-intensity="8%"/>
    <draw:gradient draw:name="a751" draw:style="radial" draw:cx="50%" draw:cy="50%" draw:start-color="#50b9c1" draw:end-color="#50b9c1" draw:start-intensity="8%" draw:end-intensity="8%"/>
    <draw:fill-image draw:name="a1002" xlink:href="media/image1.png" xlink:show="embed" xlink:actuate="onLoad"/>
    <draw:fill-image draw:name="a426" xlink:href="media/image1.png" xlink:show="embed" xlink:actuate="onLoad"/>
    <draw:fill-image draw:name="a1239" xlink:href="media/image1.png" xlink:show="embed" xlink:actuate="onLoad"/>
    <draw:fill-image draw:name="a531" xlink:href="media/image1.png" xlink:show="embed" xlink:actuate="onLoad"/>
    <draw:fill-image draw:name="a859" xlink:href="media/image1.png" xlink:show="embed" xlink:actuate="onLoad"/>
    <draw:fill-image draw:name="a382" xlink:href="media/image1.png" xlink:show="embed" xlink:actuate="onLoad"/>
    <draw:fill-image draw:name="a109" xlink:href="media/image1.png" xlink:show="embed" xlink:actuate="onLoad"/>
    <draw:fill-image draw:name="a0" xlink:href="media/image1.png" xlink:show="embed" xlink:actuate="onLoad"/>
    <draw:fill-image draw:name="a583" xlink:href="media/image1.png" xlink:show="embed" xlink:actuate="onLoad"/>
    <draw:fill-image draw:name="a296" xlink:href="media/image1.png" xlink:show="embed" xlink:actuate="onLoad"/>
    <draw:fill-image draw:name="a218" xlink:href="media/image1.png" xlink:show="embed" xlink:actuate="onLoad"/>
    <draw:fill-image draw:name="a170" xlink:href="media/image1.png" xlink:show="embed" xlink:actuate="onLoad"/>
    <draw:fill-image draw:name="a1076" xlink:href="media/image1.png" xlink:show="embed" xlink:actuate="onLoad"/>
    <draw:fill-image draw:name="a789" xlink:href="media/image1.png" xlink:show="embed" xlink:actuate="onLoad"/>
    <draw:fill-image draw:name="a466" xlink:href="media/image1.png" xlink:show="embed" xlink:actuate="onLoad"/>
    <draw:fill-image draw:name="a61" xlink:href="media/image1.png" xlink:show="embed" xlink:actuate="onLoad"/>
    <draw:fill-image draw:name="a1152" xlink:href="media/image1.png" xlink:show="embed" xlink:actuate="onLoad"/>
    <draw:fill-image draw:name="a635" xlink:href="media/image1.png" xlink:show="embed" xlink:actuate="onLoad"/>
    <draw:fill-image draw:name="a683" xlink:href="media/image1.png" xlink:show="embed" xlink:actuate="onLoad"/>
    <draw:fill-image draw:name="a741" xlink:href="media/image1.png" xlink:show="embed" xlink:actuate="onLoad"/>
    <draw:fill-image draw:name="a1127" xlink:href="media/image1.png" xlink:show="embed" xlink:actuate="onLoad"/>
    <draw:fill-image draw:name="a941" xlink:href="media/image1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227">
      <style:graphic-properties draw:fill="gradient" draw:fill-gradient-name="a226" draw:stroke="none"/>
    </style:style>
    <style:style style:family="graphic" style:name="a303">
      <style:graphic-properties draw:fill="gradient" draw:fill-gradient-name="a302" draw:stroke="none"/>
    </style:style>
    <style:style style:family="graphic" style:name="a229">
      <style:graphic-properties draw:fill="gradient" draw:fill-gradient-name="a228" draw:stroke="none"/>
    </style:style>
    <style:style style:family="graphic" style:name="a305">
      <style:graphic-properties draw:fill="gradient" draw:fill-gradient-name="a304" draw:stroke="none"/>
    </style:style>
    <style:style style:family="graphic" style:name="a307">
      <style:graphic-properties draw:fill="gradient" draw:fill-gradient-name="a306" draw:stroke="none"/>
    </style:style>
    <style:style style:family="graphic" style:name="a30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none"/>
    </style:style>
    <style:style style:family="graphic" style:name="a23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1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draw:fill="none" draw:stroke="none"/>
    </style:style>
    <style:style style:family="drawing-page" style:name="a171">
      <style:drawing-page-properties draw:fill="bitmap" draw:fill-image-name="a1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">
      <style:graphic-properties draw:fill="gradient" draw:fill-gradient-name="a172" draw:stroke="non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5">
      <style:graphic-properties draw:fill="gradient" draw:fill-gradient-name="a174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draw:fill="gradient" draw:fill-gradient-name="a176" draw:stroke="non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gradient" draw:fill-gradient-name="a178" draw:stroke="none"/>
    </style:style>
    <style:style style:family="paragraph" style:name="a331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">
      <style:graphic-properties draw:fill="gradient" draw:fill-gradient-name="a180" draw:stroke="none"/>
    </style:style>
    <style:style style:family="graphic" style:name="a1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236in" style:font-size-asian="0.61236in" style:font-size-complex="0.6123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draw:fill="gradient" draw:fill-gradient-name="a428" draw:stroke="non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9">
      <style:graphic-properties draw:fill="none" draw:stroke="none"/>
    </style:style>
    <style:style style:family="graphic" style:name="a431">
      <style:graphic-properties draw:fill="gradient" draw:fill-gradient-name="a430" draw:stroke="non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3">
      <style:graphic-properties draw:fill="gradient" draw:fill-gradient-name="a432" draw:stroke="non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draw:fill="gradient" draw:fill-gradient-name="a434" draw:stroke="non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gradient" draw:fill-gradient-name="a436" draw:stroke="none"/>
    </style:style>
    <style:style style:family="presentation" style:name="a514">
      <style:graphic-properties draw:fill="none" draw:stroke="none"/>
    </style:style>
    <style:style style:family="graphic" style:name="a43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draw:fill="gradient" draw:fill-gradient-name="a2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draw:fill="gradient" draw:fill-gradient-name="a4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gradient" draw:fill-gradient-name="a6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non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">
      <style:graphic-properties draw:fill="gradient" draw:fill-gradient-name="a8" draw:stroke="non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draw:fill="none" draw:stroke="non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bitmap" draw:fill-image-name="a2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draw:fill="gradient" draw:fill-gradient-name="a298" draw:stroke="non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bitmap" draw:fill-image-name="a5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4">
      <style:graphic-properties draw:fill="gradient" draw:fill-gradient-name="a533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6">
      <style:graphic-properties draw:fill="gradient" draw:fill-gradient-name="a535" draw:stroke="non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>
      <style:graphic-properties draw:fill="gradient" draw:fill-gradient-name="a537" draw:stroke="non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bitmap" draw:fill-image-name="a3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5">
      <style:graphic-properties draw:fill="gradient" draw:fill-gradient-name="a384" draw:stroke="non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gradient" draw:fill-gradient-name="a386" draw:stroke="non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draw:fill="gradient" draw:fill-gradient-name="a539" draw:stroke="non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89">
      <style:graphic-properties draw:fill="gradient" draw:fill-gradient-name="a388" draw:stroke="none"/>
    </style:style>
    <style:style style:family="graphic" style:name="a542">
      <style:graphic-properties draw:fill="gradient" draw:fill-gradient-name="a541" draw:stroke="none"/>
    </style:style>
    <style:style style:family="drawing-page" style:name="a467">
      <style:drawing-page-properties draw:fill="bitmap" draw:fill-image-name="a4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11in" style:font-size-asian="0.55111in" style:font-size-complex="0.55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draw:fill="gradient" draw:fill-gradient-name="a468" draw:stroke="non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draw:fill="gradient" draw:fill-gradient-name="a390" draw:stroke="none"/>
    </style:style>
    <style:style style:family="graphic" style:name="a393">
      <style:graphic-properties draw:fill="gradient" draw:fill-gradient-name="a392" draw:stroke="none"/>
    </style:style>
    <style:style style:family="graphic" style:name="a39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471">
      <style:graphic-properties draw:fill="gradient" draw:fill-gradient-name="a470" draw:stroke="none"/>
    </style:style>
    <style:style style:family="text" style:name="a3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draw:fill="gradient" draw:fill-gradient-name="a472" draw:stroke="none"/>
    </style:style>
    <style:style style:family="paragraph" style:name="a397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gradient" draw:fill-gradient-name="a474" draw:stroke="non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draw:fill="gradient" draw:fill-gradient-name="a10" draw:stroke="none"/>
    </style:style>
    <style:style style:family="graphic" style:name="a477">
      <style:graphic-properties draw:fill="gradient" draw:fill-gradient-name="a476" draw:stroke="none"/>
    </style:style>
    <style:style style:family="graphic" style:name="a1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553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bitmap" draw:fill-image-name="a6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draw:fill="gradient" draw:fill-gradient-name="a637" draw:stroke="non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86778in" style:font-size-asian="1.86778in" style:font-size-complex="1.86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draw:fill="gradient" draw:fill-gradient-name="a639" draw:stroke="non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draw:fill="none" draw:stroke="none"/>
    </style:style>
    <style:style style:family="graphic" style:name="a642">
      <style:graphic-properties draw:fill="gradient" draw:fill-gradient-name="a641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4">
      <style:graphic-properties draw:fill="gradient" draw:fill-gradient-name="a643" draw:stroke="none"/>
    </style:style>
    <style:style style:family="paragraph" style:name="a27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86778in" style:font-size-asian="1.86778in" style:font-size-complex="1.86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724">
      <style:graphic-properties draw:fill="none" draw:stroke="none"/>
    </style:style>
    <style:style style:family="text" style:name="a6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3486in" style:font-size-asian="0.73486in" style:font-size-complex="0.7348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draw:fill="gradient" draw:fill-gradient-name="a799" draw:stroke="non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7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bitmap" draw:fill-image-name="a5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draw:fill="none" draw:stroke="non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draw:fill="gradient" draw:fill-gradient-name="a585" draw:stroke="non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gradient" draw:fill-gradient-name="a587" draw:stroke="non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bitmap" draw:fill-image-name="a7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6">
      <style:graphic-properties draw:fill="none" draw:stroke="non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44">
      <style:graphic-properties draw:fill="gradient" draw:fill-gradient-name="a743" draw:stroke="none"/>
    </style:style>
    <style:style style:family="paragraph" style:name="a6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>
      <style:graphic-properties draw:fill="gradient" draw:fill-gradient-name="a745" draw:stroke="none"/>
    </style:style>
    <style:style style:family="text" style:name="a82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draw:fill="gradient" draw:fill-gradient-name="a747" draw:stroke="none"/>
    </style:style>
    <style:style style:family="paragraph" style:name="a901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3">
      <style:drawing-page-properties draw:fill="bitmap" draw:fill-image-name="a10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5">
      <style:graphic-properties draw:fill="gradient" draw:fill-gradient-name="a1004" draw:stroke="none"/>
    </style:style>
    <style:style style:family="graphic" style:name="a1007">
      <style:graphic-properties draw:fill="gradient" draw:fill-gradient-name="a1006" draw:stroke="none"/>
    </style:style>
    <style:style style:family="graphic" style:name="a1009">
      <style:graphic-properties draw:fill="gradient" draw:fill-gradient-name="a1008" draw:stroke="none"/>
    </style:style>
    <style:style style:family="graphic" style:name="a590">
      <style:graphic-properties draw:fill="gradient" draw:fill-gradient-name="a589" draw:stroke="none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2">
      <style:graphic-properties draw:fill="gradient" draw:fill-gradient-name="a591" draw:stroke="non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4">
      <style:graphic-properties draw:fill="gradient" draw:fill-gradient-name="a593" draw:stroke="non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gradient" draw:fill-gradient-name="a749" draw:stroke="non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2">
      <style:graphic-properties draw:fill="gradient" draw:fill-gradient-name="a751" draw:stroke="non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0">
      <style:graphic-properties draw:fill="none" draw:stroke="solid" svg:stroke-width="0.01389in" svg:stroke-color="#8ad0d6" svg:stroke-opacity="40%" svg:stroke-linecap="round"/>
    </style:style>
    <style:style style:family="text" style:name="a7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236in" style:font-size-asian="0.61236in" style:font-size-complex="0.6123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draw:fill="none" draw:stroke="solid" svg:stroke-width="0.01389in" svg:stroke-color="#8ad0d6" svg:stroke-opacity="40%" svg:stroke-linecap="round"/>
    </style:style>
    <style:style style:family="text" style:name="a7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draw:fill="none" draw:stroke="solid" svg:stroke-width="0.01389in" svg:stroke-color="#8ad0d6" svg:stroke-opacity="40%" svg:stroke-linecap="round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draw:fill="none" draw:stroke="solid" svg:stroke-width="0.01389in" svg:stroke-color="#8ad0d6" svg:stroke-opacity="40%" svg:stroke-linecap="round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draw:fill="gradient" draw:fill-gradient-name="a1010" draw:stroke="non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bitmap" draw:fill-image-name="a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gradient" draw:fill-gradient-name="a63" draw:stroke="non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6">
      <style:graphic-properties draw:fill="gradient" draw:fill-gradient-name="a65" draw:stroke="none"/>
    </style:style>
    <style:style style:family="drawing-page" style:name="a684">
      <style:drawing-page-properties draw:fill="bitmap" draw:fill-image-name="a6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">
      <style:graphic-properties draw:fill="gradient" draw:fill-gradient-name="a67" draw:stroke="none"/>
    </style:style>
    <style:style style:family="graphic" style:name="a686">
      <style:graphic-properties draw:fill="gradient" draw:fill-gradient-name="a685" draw:stroke="non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draw:fill="gradient" draw:fill-gradient-name="a687" draw:stroke="none"/>
    </style:style>
    <style:style style:family="paragraph" style:name="a8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draw:fill="none" draw:stroke="non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draw:fill="none" draw:stroke="non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gradient" draw:fill-gradient-name="a69" draw:stroke="none"/>
    </style:style>
    <style:style style:family="graphic" style:name="a72">
      <style:graphic-properties draw:fill="gradient" draw:fill-gradient-name="a71" draw:stroke="none"/>
    </style:style>
    <style:style style:family="graphic" style:name="a7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690">
      <style:graphic-properties draw:fill="gradient" draw:fill-gradient-name="a689" draw:stroke="none"/>
    </style:style>
    <style:style style:family="text" style:name="a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10236in" style:font-size-asian="1.10236in" style:font-size-complex="1.1023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10236in" style:font-size-asian="1.10236in" style:font-size-complex="1.1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draw:fill="gradient" draw:fill-gradient-name="a691" draw:stroke="none"/>
    </style:style>
    <style:style style:family="paragraph" style:name="a7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draw:fill="gradient" draw:fill-gradient-name="a693" draw:stroke="none"/>
    </style:style>
    <style:style style:family="text" style:name="a7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7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draw:fill="none" draw:stroke="none"/>
    </style:style>
    <style:style style:family="text" style:name="a6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3486in" style:font-size-asian="0.73486in" style:font-size-complex="0.7348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8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bitmap" draw:fill-image-name="a8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draw:fill="gradient" draw:fill-gradient-name="a861" draw:stroke="non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64">
      <style:graphic-properties draw:fill="gradient" draw:fill-gradient-name="a863" draw:stroke="non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bitmap" draw:fill-image-name="a9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6">
      <style:graphic-properties draw:fill="gradient" draw:fill-gradient-name="a865" draw:stroke="none"/>
    </style:style>
    <style:style style:family="graphic" style:name="a944">
      <style:graphic-properties draw:fill="gradient" draw:fill-gradient-name="a943" draw:stroke="none"/>
    </style:style>
    <style:style style:family="graphic" style:name="a868">
      <style:graphic-properties draw:fill="gradient" draw:fill-gradient-name="a867" draw:stroke="none"/>
    </style:style>
    <style:style style:family="graphic" style:name="a946">
      <style:graphic-properties draw:fill="gradient" draw:fill-gradient-name="a945" draw:stroke="non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draw:fill="gradient" draw:fill-gradient-name="a947" draw:stroke="none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draw:fill="none" draw:stroke="non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bitmap" draw:fill-image-name="a7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draw:fill="gradient" draw:fill-gradient-name="a791" draw:stroke="none"/>
    </style:style>
    <style:style style:family="graphic" style:name="a794">
      <style:graphic-properties draw:fill="gradient" draw:fill-gradient-name="a793" draw:stroke="none"/>
    </style:style>
    <style:style style:family="graphic" style:name="a870">
      <style:graphic-properties draw:fill="gradient" draw:fill-gradient-name="a869" draw:stroke="none"/>
    </style:style>
    <style:style style:family="graphic" style:name="a87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796">
      <style:graphic-properties draw:fill="gradient" draw:fill-gradient-name="a795" draw:stroke="none"/>
    </style:style>
    <style:style style:family="text" style:name="a8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draw:fill="gradient" draw:fill-gradient-name="a949" draw:stroke="none"/>
    </style:style>
    <style:style style:family="paragraph" style:name="a874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gradient" draw:fill-gradient-name="a797" draw:stroke="non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2">
      <style:graphic-properties draw:fill="gradient" draw:fill-gradient-name="a951" draw:stroke="none"/>
    </style:style>
    <style:style style:family="text" style:name="a8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87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5116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draw:fill="none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">
      <style:drawing-page-properties draw:fill="bitmap" draw:fill-image-name="a1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">
      <style:graphic-properties draw:fill="gradient" draw:fill-gradient-name="a111" draw:stroke="none"/>
    </style:style>
    <style:style style:family="graphic" style:name="a114">
      <style:graphic-properties draw:fill="gradient" draw:fill-gradient-name="a113" draw:stroke="none"/>
    </style:style>
    <style:style style:family="graphic" style:name="a116">
      <style:graphic-properties draw:fill="gradient" draw:fill-gradient-name="a115" draw:stroke="none"/>
    </style:style>
    <style:style style:family="graphic" style:name="a118">
      <style:graphic-properties draw:fill="gradient" draw:fill-gradient-name="a117" draw:stroke="none"/>
    </style:style>
    <style:style style:family="graphic" style:name="a120">
      <style:graphic-properties draw:fill="gradient" draw:fill-gradient-name="a119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4306in" style:font-size-asian="0.64306in" style:font-size-complex="0.6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511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draw:fill="none" draw:stroke="non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625in" style:font-size-asian="0.30625in" style:font-size-complex="0.30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left" style:tab-stop-distance="0.55116in" fo:margin-left="0.41337in" fo:margin-right="0in" fo:text-indent="-0.4133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5116in" fo:margin-left="0.89563in" fo:margin-right="0in" fo:text-indent="-0.3444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45in" style:font-size-asian="0.245in" style:font-size-complex="0.24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5116in" fo:margin-left="1.3779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0.55116in" fo:margin-left="1.92906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bitmap" draw:fill-image-name="a2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left" style:tab-stop-distance="0.55116in" fo:margin-left="2.4802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draw:fill="gradient" draw:fill-gradient-name="a220" draw:stroke="non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847in" style:font-size-asian="0.16847in" style:font-size-complex="0.1684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draw:fill="gradient" draw:fill-gradient-name="a222" draw:stroke="non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">
      <style:graphic-properties draw:fill="gradient" draw:fill-gradient-name="a224" draw:stroke="non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2889in" style:font-size-asian="0.42889in" style:font-size-complex="0.42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text:list-style style:name="a134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37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960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340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963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030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966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034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2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969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349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50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25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328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57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9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485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37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488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41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97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5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28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32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021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60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1024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6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027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491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67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494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in" text:min-label-width="0.41337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7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6453in" text:min-label-width="0.41337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1569in" text:min-label-width="0.41337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06685in" text:min-label-width="0.41337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1801in" text:min-label-width="0.41337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16916in" text:min-label-width="0.41337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2032in" text:min-label-width="0.41337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27148in" text:min-label-width="0.41337in"/>
        <style:text-properties fo:color="#8ad0d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498">
      <text:list-level-style-bullet text:level="1" text:bullet-char="">
        <style:list-level-properties text:space-before="0.13779in" text:min-label-width="0.2755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62005in" text:min-label-width="0.2755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10232in" text:min-label-width="0.2755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65348in" text:min-label-width="0.2755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20464in" text:min-label-width="0.2755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7558in" text:min-label-width="0.2755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30695in" text:min-label-width="0.2755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85811in" text:min-label-width="0.2755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40927in" text:min-label-width="0.27558in"/>
        <style:text-properties fo:color="#8ad0d6" fo:font-family="Wingdings 3" style:font-charset="x-symbol" fo:font-size="8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31">
      <text:list-level-style-bullet text:level="1" text:bullet-char="">
        <style:list-level-properties text:space-before="0.06889in" text:min-label-width="0.3444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5116in" text:min-label-width="0.3444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.03342in" text:min-label-width="0.3444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8458in" text:min-label-width="0.3444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.13574in" text:min-label-width="0.3444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6869in" text:min-label-width="0.3444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23806in" text:min-label-width="0.3444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78922in" text:min-label-width="0.3444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34038in" text:min-label-width="0.34448in"/>
        <style:text-properties fo:color="#8ad0d6" fo:font-family="Wingdings 3" style:font-charset="x-symbol" fo:font-size="8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</office:automatic-styles>
  <office:master-styles>
    <draw:layer-set>
      <draw:layer draw:name="Master1-bg" draw:protected="true"/>
    </draw:layer-set>
    <style:master-page style:name="Master1-Ион" style:page-layout-name="pageLayout1" draw:style-name="a1">
      <draw:custom-shape svg:x="7.5948in" svg:y="2.02091in" svg:width="3.39916in" svg:height="3.3988in" draw:id="id0" draw:style-name="a3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" draw:style-name="a5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" draw:style-name="a7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3" draw:style-name="a9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4" draw:style-name="a11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5" draw:style-name="a12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58438in" svg:y="0.54575in" svg:width="8.5062in" svg:height="1.68835in" presentation:class="title" presentation:placeholder="false">
        <draw:text-box>
          <text:p text:style-name="a15" text:class-names="" text:cond-style-name=""><text:span text:style-name="a13" text:class-names="">Образец заголовка</text:span><text:span text:style-name="a14" text:class-names=""/></text:p>
        </draw:text-box>
        <svg:title/>
        <svg:desc/>
      </draw:frame>
      <draw:frame draw:id="id7" presentation:style-name="a33" draw:name="Text Placeholder 2" svg:x="0.9979in" svg:y="2.47481in" svg:width="8.09179in" svg:height="5.05768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Образец текста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Второй уровень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Пятый уровень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6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9" presentation:style-name="a39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10" presentation:style-name="a43" draw:name="Slide Number Placeholder 5" svg:x="9.36346in" svg:y="0.35651in" svg:width="0.75812in" svg:height="0.92545in" presentation:class="page-number" presentation:placeholder="false">
        <draw:text-box>
          <text:p text:style-name="a42" text:class-names="" text:cond-style-name=""><text:span text:style-name="a40" text:class-names=""><text:page-number style:num-format="1" text:fixed="false"/></text:span><text:span text:style-name="a41" text:class-names=""/></text:p>
        </draw:text-box>
        <svg:title/>
        <svg:desc/>
      </draw:frame>
      <presentation:notes style:page-layout-name="pageLayout2" draw:style-name="a60">
        <draw:page-thumbnail svg:x="1.21063in" svg:y="0.88858in" svg:width="5.84567in" svg:height="4.38425in" presentation:class="page" draw:id="id11" presentation:style-name="a44" draw:name="Образ слайда 1">
          <svg:title/>
          <svg:desc/>
        </draw:page-thumbnail>
        <draw:frame draw:id="id12" presentation:style-name="a47" draw:name="Заметки 2" svg:x="0.82677in" svg:y="5.55394in" svg:width="6.61378in" svg:height="5.26142in" presentation:class="notes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3" presentation:style-name="a50" draw:name="Верхний колонтитул 3" svg:x="0in" svg:y="0in" svg:width="3.5878in" svg:height="0.58425in" presentation:class="head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4" presentation:style-name="a53" draw:name="Дата 4" svg:x="4.67953in" svg:y="0in" svg:width="3.5878in" svg:height="0.58425in" presentation:class="date-time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5" presentation:style-name="a56" draw:name="Нижний колонтитул 5" svg:x="0in" svg:y="11.10827in" svg:width="3.5878in" svg:height="0.5842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6" presentation:style-name="a59" draw:name="Номер слайда 6" svg:x="4.67953in" svg:y="11.10827in" svg:width="3.5878in" svg:height="0.5842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2">
      <draw:custom-shape svg:x="7.5948in" svg:y="2.02091in" svg:width="3.39916in" svg:height="3.3988in" draw:id="id17" draw:layer="Master1-bg" draw:style-name="a64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8" draw:layer="Master1-bg" draw:style-name="a66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9" draw:layer="Master1-bg" draw:style-name="a68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0" draw:layer="Master1-bg" draw:style-name="a70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1" draw:layer="Master1-bg" draw:style-name="a72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2" draw:layer="Master1-bg" draw:style-name="a7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77" draw:name="Title 1" svg:x="1.04461in" svg:y="1.74533in" svg:width="7.98246in" svg:height="4.01383in" presentation:class="title" presentation:placeholder="false">
        <draw:text-box>
          <text:p text:style-name="a76" text:class-names="" text:cond-style-name=""><text:span text:style-name="a74" text:class-names="">Образец заголовка</text:span><text:span text:style-name="a75" text:class-names=""/></text:p>
        </draw:text-box>
        <svg:title/>
        <svg:desc/>
      </draw:frame>
      <draw:frame draw:id="id24" presentation:style-name="a81" draw:name="Subtitle 2" svg:x="1.04461in" svg:y="5.75916in" svg:width="7.98246in" svg:height="1.03845in" presentation:class="subtitle" presentation:placeholder="false">
        <draw:text-box>
          <text:p text:style-name="a80" text:class-names="" text:cond-style-name=""><text:span text:style-name="a78" text:class-names="">Образец подзаголовка</text:span><text:span text:style-name="a79" text:class-names=""/></text:p>
        </draw:text-box>
        <svg:title/>
        <svg:desc/>
      </draw:frame>
      <draw:frame draw:id="id25" presentation:style-name="a84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6" presentation:style-name="a87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7" presentation:style-name="a91" draw:name="Slide Number Placeholder 5" svg:x="9.36346in" svg:y="0.35651in" svg:width="0.75812in" svg:height="0.92545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  <presentation:notes style:page-layout-name="pageLayout2" draw:style-name="a108">
        <draw:page-thumbnail svg:x="1.21063in" svg:y="0.88858in" svg:width="5.84567in" svg:height="4.38425in" presentation:class="page" draw:id="id11" presentation:style-name="a92" draw:name="Образ слайда 1">
          <svg:title/>
          <svg:desc/>
        </draw:page-thumbnail>
        <draw:frame draw:id="id12" presentation:style-name="a95" draw:name="Заметки 2" svg:x="0.82677in" svg:y="5.55394in" svg:width="6.61378in" svg:height="5.26142in" presentation:class="notes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3" presentation:style-name="a98" draw:name="Верхний колонтитул 3" svg:x="0in" svg:y="0in" svg:width="3.5878in" svg:height="0.58425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4" presentation:style-name="a101" draw:name="Дата 4" svg:x="4.67953in" svg:y="0in" svg:width="3.5878in" svg:height="0.58425in" presentation:class="date-time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5" presentation:style-name="a104" draw:name="Нижний колонтитул 5" svg:x="0in" svg:y="11.10827in" svg:width="3.5878in" svg:height="0.58425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6" presentation:style-name="a107" draw:name="Номер слайда 6" svg:x="4.67953in" svg:y="11.10827in" svg:width="3.5878in" svg:height="0.58425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10">
      <draw:custom-shape svg:x="7.5948in" svg:y="2.02091in" svg:width="3.39916in" svg:height="3.3988in" draw:id="id28" draw:layer="Master1-bg" draw:style-name="a112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9" draw:layer="Master1-bg" draw:style-name="a114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30" draw:layer="Master1-bg" draw:style-name="a116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31" draw:layer="Master1-bg" draw:style-name="a118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32" draw:layer="Master1-bg" draw:style-name="a120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33" draw:layer="Master1-bg" draw:style-name="a121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25" draw:name="Title 1" svg:x="0.58438in" svg:y="0.54575in" svg:width="8.5062in" svg:height="1.68835in" presentation:class="title" presentation:placeholder="false">
        <draw:text-box>
          <text:p text:style-name="a124" text:class-names="" text:cond-style-name=""><text:span text:style-name="a122" text:class-names="">Образец заголовка</text:span><text:span text:style-name="a123" text:class-names=""/></text:p>
        </draw:text-box>
        <svg:title/>
        <svg:desc/>
      </draw:frame>
      <draw:frame draw:id="id35" presentation:style-name="a142" draw:name="Content Placeholder 2" svg:x="0.9979in" svg:y="2.47481in" svg:width="8.09179in" svg:height="5.057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Образец текста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Второй уровень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Пятый уровень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45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7" presentation:style-name="a148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38" presentation:style-name="a152" draw:name="Slide Number Placeholder 5" svg:x="9.36346in" svg:y="0.35651in" svg:width="0.75812in" svg:height="0.92545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/></text:span><text:span text:style-name="a150" text:class-names=""/></text:p>
        </draw:text-box>
        <svg:title/>
        <svg:desc/>
      </draw:frame>
      <presentation:notes style:page-layout-name="pageLayout2" draw:style-name="a169">
        <draw:page-thumbnail svg:x="1.21063in" svg:y="0.88858in" svg:width="5.84567in" svg:height="4.38425in" presentation:class="page" draw:id="id11" presentation:style-name="a153" draw:name="Образ слайда 1">
          <svg:title/>
          <svg:desc/>
        </draw:page-thumbnail>
        <draw:frame draw:id="id12" presentation:style-name="a156" draw:name="Заметки 2" svg:x="0.82677in" svg:y="5.55394in" svg:width="6.61378in" svg:height="5.26142in" presentation:class="notes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3" presentation:style-name="a159" draw:name="Верхний колонтитул 3" svg:x="0in" svg:y="0in" svg:width="3.5878in" svg:height="0.58425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4" presentation:style-name="a162" draw:name="Дата 4" svg:x="4.67953in" svg:y="0in" svg:width="3.5878in" svg:height="0.58425in" presentation:class="date-time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5" presentation:style-name="a165" draw:name="Нижний колонтитул 5" svg:x="0in" svg:y="11.10827in" svg:width="3.5878in" svg:height="0.5842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6" presentation:style-name="a168" draw:name="Номер слайда 6" svg:x="4.67953in" svg:y="11.10827in" svg:width="3.5878in" svg:height="0.5842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71">
      <draw:custom-shape svg:x="7.5948in" svg:y="2.02091in" svg:width="3.39916in" svg:height="3.3988in" draw:id="id39" draw:layer="Master1-bg" draw:style-name="a173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40" draw:layer="Master1-bg" draw:style-name="a175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41" draw:layer="Master1-bg" draw:style-name="a177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42" draw:layer="Master1-bg" draw:style-name="a179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43" draw:layer="Master1-bg" draw:style-name="a181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44" draw:layer="Master1-bg" draw:style-name="a182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186" draw:name="Title 1" svg:x="1.04461in" svg:y="3.44984in" svg:width="7.98245in" svg:height="2.30932in" presentation:class="title" presentation:placeholder="false">
        <draw:text-box>
          <text:p text:style-name="a185" text:class-names="" text:cond-style-name=""><text:span text:style-name="a183" text:class-names="">Образец заголовка</text:span><text:span text:style-name="a184" text:class-names=""/></text:p>
        </draw:text-box>
        <svg:title/>
        <svg:desc/>
      </draw:frame>
      <draw:frame draw:id="id46" presentation:style-name="a190" draw:name="Text Placeholder 2" svg:x="1.04461in" svg:y="5.75916in" svg:width="7.98246in" svg:height="1.0372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Образец текста</text:span></text:p>
            </text:list-item>
          </text:list>
        </draw:text-box>
        <svg:title/>
        <svg:desc/>
      </draw:frame>
      <draw:frame draw:id="id47" presentation:style-name="a193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48" presentation:style-name="a196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49" presentation:style-name="a200" draw:name="Slide Number Placeholder 5" svg:x="9.36346in" svg:y="0.35651in" svg:width="0.75812in" svg:height="0.9254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11" presentation:style-name="a201" draw:name="Образ слайда 1">
          <svg:title/>
          <svg:desc/>
        </draw:page-thumbnail>
        <draw:frame draw:id="id12" presentation:style-name="a204" draw:name="Заметки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3" presentation:style-name="a207" draw:name="Верхний колонтитул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4" presentation:style-name="a210" draw:name="Дата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5" presentation:style-name="a213" draw:name="Нижний колонтитул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6" presentation:style-name="a216" draw:name="Номер слайда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19">
      <draw:custom-shape svg:x="7.5948in" svg:y="2.02091in" svg:width="3.39916in" svg:height="3.3988in" draw:id="id50" draw:layer="Master1-bg" draw:style-name="a221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51" draw:layer="Master1-bg" draw:style-name="a223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52" draw:layer="Master1-bg" draw:style-name="a225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53" draw:layer="Master1-bg" draw:style-name="a227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54" draw:layer="Master1-bg" draw:style-name="a229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55" draw:layer="Master1-bg" draw:style-name="a230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34" draw:name="Title 1" svg:x="0.58438in" svg:y="0.54575in" svg:width="8.5062in" svg:height="1.68835in" presentation:class="title" presentation:placeholder="false">
        <draw:text-box>
          <text:p text:style-name="a233" text:class-names="" text:cond-style-name=""><text:span text:style-name="a231" text:class-names="">Образец заголовка</text:span><text:span text:style-name="a232" text:class-names=""/></text:p>
        </draw:text-box>
        <svg:title/>
        <svg:desc/>
      </draw:frame>
      <draw:frame draw:id="id57" presentation:style-name="a251" draw:name="Content Placeholder 2" svg:x="0.9979in" svg:y="2.48404in" svg:width="3.97631in" svg:height="5.05802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Образец текста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Второй уровень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Пятый уровень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68" draw:name="Content Placeholder 3" svg:x="5.11426in" svg:y="2.47863in" svg:width="3.97632in" svg:height="5.06342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Образец текста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Второй уровень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Пятый уровень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71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0" presentation:style-name="a274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61" presentation:style-name="a278" draw:name="Slide Number Placeholder 6" svg:x="9.36346in" svg:y="0.35651in" svg:width="0.75812in" svg:height="0.92545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/></text:span><text:span text:style-name="a276" text:class-names=""/></text:p>
        </draw:text-box>
        <svg:title/>
        <svg:desc/>
      </draw:frame>
      <presentation:notes style:page-layout-name="pageLayout2" draw:style-name="a295">
        <draw:page-thumbnail svg:x="1.21063in" svg:y="0.88858in" svg:width="5.84567in" svg:height="4.38425in" presentation:class="page" draw:id="id11" presentation:style-name="a279" draw:name="Образ слайда 1">
          <svg:title/>
          <svg:desc/>
        </draw:page-thumbnail>
        <draw:frame draw:id="id12" presentation:style-name="a282" draw:name="Заметки 2" svg:x="0.82677in" svg:y="5.55394in" svg:width="6.61378in" svg:height="5.26142in" presentation:class="notes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3" presentation:style-name="a285" draw:name="Верхний колонтитул 3" svg:x="0in" svg:y="0in" svg:width="3.5878in" svg:height="0.58425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4" presentation:style-name="a288" draw:name="Дата 4" svg:x="4.67953in" svg:y="0in" svg:width="3.5878in" svg:height="0.58425in" presentation:class="date-time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5" presentation:style-name="a291" draw:name="Нижний колонтитул 5" svg:x="0in" svg:y="11.10827in" svg:width="3.5878in" svg:height="0.58425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6" presentation:style-name="a294" draw:name="Номер слайда 6" svg:x="4.67953in" svg:y="11.10827in" svg:width="3.5878in" svg:height="0.58425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97">
      <draw:custom-shape svg:x="7.5948in" svg:y="2.02091in" svg:width="3.39916in" svg:height="3.3988in" draw:id="id62" draw:layer="Master1-bg" draw:style-name="a299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63" draw:layer="Master1-bg" draw:style-name="a301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64" draw:layer="Master1-bg" draw:style-name="a303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65" draw:layer="Master1-bg" draw:style-name="a305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66" draw:layer="Master1-bg" draw:style-name="a307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67" draw:layer="Master1-bg" draw:style-name="a308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12" draw:name="Title 1" svg:x="0.58438in" svg:y="0.54575in" svg:width="8.5062in" svg:height="1.68835in" presentation:class="title" presentation:placeholder="false">
        <draw:text-box>
          <text:p text:style-name="a311" text:class-names="" text:cond-style-name=""><text:span text:style-name="a309" text:class-names="">Образец заголовка</text:span><text:span text:style-name="a310" text:class-names=""/></text:p>
        </draw:text-box>
        <svg:title/>
        <svg:desc/>
      </draw:frame>
      <draw:frame draw:id="id69" presentation:style-name="a316" draw:name="Text Placeholder 2" svg:x="0.9979in" svg:y="2.29649in" svg:width="3.97631in" svg:height="0.69469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Образец текста</text:span></text:p>
            </text:list-item>
          </text:list>
        </draw:text-box>
        <svg:title/>
        <svg:desc/>
      </draw:frame>
      <draw:frame draw:id="id70" presentation:style-name="a333" draw:name="Content Placeholder 3" svg:x="0.9979in" svg:y="3.03137in" svg:width="3.97631in" svg:height="4.51069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Образец текста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Второй уровень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Пятый уровень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37" draw:name="Text Placeholder 4" svg:x="5.11427in" svg:y="2.29649in" svg:width="3.97631in" svg:height="0.69469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Образец текста</text:span></text:p>
            </text:list-item>
          </text:list>
        </draw:text-box>
        <svg:title/>
        <svg:desc/>
      </draw:frame>
      <draw:frame draw:id="id72" presentation:style-name="a354" draw:name="Content Placeholder 5" svg:x="5.11427in" svg:y="3.03137in" svg:width="3.97631in" svg:height="4.51069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Образец текста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Второй уровень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Пятый уровень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57" draw:transform="translate(-0.59709in -0.13784in) rotate(-1.5708) translate(9.63335in 2.34242in)" draw:name="Date Placeholder 6" svg:width="1.19417in" svg:height="0.27568in" presentation:class="date-time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74" presentation:style-name="a360" draw:transform="translate(-2.3265in -0.13784in) rotate(-1.5708) translate(9.84186in 4.07184in)" draw:name="Footer Placeholder 7" svg:width="4.65301in" svg:height="0.27568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75" presentation:style-name="a364" draw:name="Slide Number Placeholder 8" svg:x="9.36346in" svg:y="0.35651in" svg:width="0.75812in" svg:height="0.92545in" presentation:class="page-number" presentation:placeholder="false">
        <draw:text-box>
          <text:p text:style-name="a363" text:class-names="" text:cond-style-name=""><text:span text:style-name="a361" text:class-names=""><text:page-number style:num-format="1" text:fixed="false"/></text:span><text:span text:style-name="a362" text:class-names=""/></text:p>
        </draw:text-box>
        <svg:title/>
        <svg:desc/>
      </draw:frame>
      <presentation:notes style:page-layout-name="pageLayout2" draw:style-name="a381">
        <draw:page-thumbnail svg:x="1.21063in" svg:y="0.88858in" svg:width="5.84567in" svg:height="4.38425in" presentation:class="page" draw:id="id11" presentation:style-name="a365" draw:name="Образ слайда 1">
          <svg:title/>
          <svg:desc/>
        </draw:page-thumbnail>
        <draw:frame draw:id="id12" presentation:style-name="a368" draw:name="Заметки 2" svg:x="0.82677in" svg:y="5.55394in" svg:width="6.61378in" svg:height="5.26142in" presentation:class="notes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3" presentation:style-name="a371" draw:name="Верхний колонтитул 3" svg:x="0in" svg:y="0in" svg:width="3.5878in" svg:height="0.58425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4" presentation:style-name="a374" draw:name="Дата 4" svg:x="4.67953in" svg:y="0in" svg:width="3.5878in" svg:height="0.58425in" presentation:class="date-time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5" presentation:style-name="a377" draw:name="Нижний колонтитул 5" svg:x="0in" svg:y="11.10827in" svg:width="3.5878in" svg:height="0.58425in" presentation:class="foot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16" presentation:style-name="a380" draw:name="Номер слайда 6" svg:x="4.67953in" svg:y="11.10827in" svg:width="3.5878in" svg:height="0.58425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83">
      <draw:custom-shape svg:x="7.5948in" svg:y="2.02091in" svg:width="3.39916in" svg:height="3.3988in" draw:id="id76" draw:layer="Master1-bg" draw:style-name="a385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77" draw:layer="Master1-bg" draw:style-name="a387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78" draw:layer="Master1-bg" draw:style-name="a389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79" draw:layer="Master1-bg" draw:style-name="a391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80" draw:layer="Master1-bg" draw:style-name="a393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81" draw:layer="Master1-bg" draw:style-name="a394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398" draw:name="Title 1" svg:x="0.58438in" svg:y="0.54575in" svg:width="8.5062in" svg:height="1.68835in" presentation:class="title" presentation:placeholder="false">
        <draw:text-box>
          <text:p text:style-name="a397" text:class-names="" text:cond-style-name=""><text:span text:style-name="a395" text:class-names="">Образец заголовка</text:span><text:span text:style-name="a396" text:class-names=""/></text:p>
        </draw:text-box>
        <svg:title/>
        <svg:desc/>
      </draw:frame>
      <draw:frame draw:id="id83" presentation:style-name="a401" draw:transform="translate(-0.59709in -0.13784in) rotate(-1.5708) translate(9.63335in 2.34242in)" draw:name="Date Placeholder 2" svg:width="1.19417in" svg:height="0.27568in" presentation:class="date-time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84" presentation:style-name="a404" draw:transform="translate(-2.3265in -0.13784in) rotate(-1.5708) translate(9.84186in 4.07184in)" draw:name="Footer Placeholder 3" svg:width="4.65301in" svg:height="0.27568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85" presentation:style-name="a408" draw:name="Slide Number Placeholder 4" svg:x="9.36346in" svg:y="0.35651in" svg:width="0.75812in" svg:height="0.92545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  <presentation:notes style:page-layout-name="pageLayout2" draw:style-name="a425">
        <draw:page-thumbnail svg:x="1.21063in" svg:y="0.88858in" svg:width="5.84567in" svg:height="4.38425in" presentation:class="page" draw:id="id11" presentation:style-name="a409" draw:name="Образ слайда 1">
          <svg:title/>
          <svg:desc/>
        </draw:page-thumbnail>
        <draw:frame draw:id="id12" presentation:style-name="a412" draw:name="Заметки 2" svg:x="0.82677in" svg:y="5.55394in" svg:width="6.61378in" svg:height="5.26142in" presentation:class="notes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3" presentation:style-name="a415" draw:name="Верхний колонтитул 3" svg:x="0in" svg:y="0in" svg:width="3.5878in" svg:height="0.58425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14" presentation:style-name="a418" draw:name="Дата 4" svg:x="4.67953in" svg:y="0in" svg:width="3.5878in" svg:height="0.58425in" presentation:class="date-time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5" presentation:style-name="a421" draw:name="Нижний колонтитул 5" svg:x="0in" svg:y="11.10827in" svg:width="3.5878in" svg:height="0.5842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6" presentation:style-name="a424" draw:name="Номер слайда 6" svg:x="4.67953in" svg:y="11.10827in" svg:width="3.5878in" svg:height="0.5842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27">
      <draw:custom-shape svg:x="7.5948in" svg:y="2.02091in" svg:width="3.39916in" svg:height="3.3988in" draw:id="id86" draw:layer="Master1-bg" draw:style-name="a429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87" draw:layer="Master1-bg" draw:style-name="a431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88" draw:layer="Master1-bg" draw:style-name="a433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89" draw:layer="Master1-bg" draw:style-name="a435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90" draw:layer="Master1-bg" draw:style-name="a437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91" draw:layer="Master1-bg" draw:style-name="a438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441" draw:transform="translate(-0.59709in -0.13784in) rotate(-1.5708) translate(9.63335in 2.34242in)" draw:name="Date Placeholder 1" svg:width="1.19417in" svg:height="0.27568in" presentation:class="date-time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93" presentation:style-name="a444" draw:transform="translate(-2.3265in -0.13784in) rotate(-1.5708) translate(9.84186in 4.07184in)" draw:name="Footer Placeholder 2" svg:width="4.65301in" svg:height="0.27568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94" presentation:style-name="a448" draw:name="Slide Number Placeholder 3" svg:x="9.36346in" svg:y="0.35651in" svg:width="0.75812in" svg:height="0.92545in" presentation:class="page-number" presentation:placeholder="false">
        <draw:text-box>
          <text:p text:style-name="a447" text:class-names="" text:cond-style-name=""><text:span text:style-name="a445" text:class-names=""><text:page-number style:num-format="1" text:fixed="false"/></text:span><text:span text:style-name="a446" text:class-names=""/></text:p>
        </draw:text-box>
        <svg:title/>
        <svg:desc/>
      </draw:frame>
      <presentation:notes style:page-layout-name="pageLayout2" draw:style-name="a465">
        <draw:page-thumbnail svg:x="1.21063in" svg:y="0.88858in" svg:width="5.84567in" svg:height="4.38425in" presentation:class="page" draw:id="id11" presentation:style-name="a449" draw:name="Образ слайда 1">
          <svg:title/>
          <svg:desc/>
        </draw:page-thumbnail>
        <draw:frame draw:id="id12" presentation:style-name="a452" draw:name="Заметки 2" svg:x="0.82677in" svg:y="5.55394in" svg:width="6.61378in" svg:height="5.26142in" presentation:class="notes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3" presentation:style-name="a455" draw:name="Верхний колонтитул 3" svg:x="0in" svg:y="0in" svg:width="3.5878in" svg:height="0.58425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4" presentation:style-name="a458" draw:name="Дата 4" svg:x="4.67953in" svg:y="0in" svg:width="3.5878in" svg:height="0.58425in" presentation:class="date-time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5" presentation:style-name="a461" draw:name="Нижний колонтитул 5" svg:x="0in" svg:y="11.10827in" svg:width="3.5878in" svg:height="0.58425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6" presentation:style-name="a464" draw:name="Номер слайда 6" svg:x="4.67953in" svg:y="11.10827in" svg:width="3.5878in" svg:height="0.58425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467">
      <draw:custom-shape svg:x="7.5948in" svg:y="2.02091in" svg:width="3.39916in" svg:height="3.3988in" draw:id="id95" draw:layer="Master1-bg" draw:style-name="a469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96" draw:layer="Master1-bg" draw:style-name="a471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97" draw:layer="Master1-bg" draw:style-name="a473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98" draw:layer="Master1-bg" draw:style-name="a475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99" draw:layer="Master1-bg" draw:style-name="a477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00" draw:layer="Master1-bg" draw:style-name="a478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482" draw:name="Title 1" svg:x="1.04461in" svg:y="1.74533in" svg:width="3.07613in" svg:height="1.74533in" presentation:class="title" presentation:placeholder="false">
        <draw:text-box>
          <text:p text:style-name="a481" text:class-names="" text:cond-style-name=""><text:span text:style-name="a479" text:class-names="">Образец заголовка</text:span><text:span text:style-name="a480" text:class-names=""/></text:p>
        </draw:text-box>
        <svg:title/>
        <svg:desc/>
      </draw:frame>
      <draw:frame draw:id="id102" presentation:style-name="a499" draw:name="Content Placeholder 2" svg:x="4.32749in" svg:y="1.74533in" svg:width="4.69957in" svg:height="5.51157in" presentation:class="object" presentation:placeholder="false">
        <draw:text-box>
          <text:list text:style-name="a485">
            <text:list-item>
              <text:p text:style-name="a484" text:class-names="" text:cond-style-name=""><text:span text:style-name="a483" text:class-names="">Образец текста</text:span></text:p>
            </text:list-item>
          </text:list>
          <text:list text:style-name="a488">
            <text:list-item>
              <text:list text:style-name="a488">
                <text:list-item>
                  <text:p text:style-name="a487" text:class-names="" text:cond-style-name=""><text:span text:style-name="a486" text:class-names="">Второй уровень</text:span></text:p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p text:style-name="a490" text:class-names="" text:cond-style-name=""><text:span text:style-name="a4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p text:style-name="a493" text:class-names="" text:cond-style-name=""><text:span text:style-name="a4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5" text:class-names="">Пятый уровень</text:span><text:span text:style-name="a4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503" draw:name="Text Placeholder 3" svg:x="1.04461in" svg:y="3.77237in" svg:width="3.07613in" svg:height="3.49066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Образец текста</text:span></text:p>
            </text:list-item>
          </text:list>
        </draw:text-box>
        <svg:title/>
        <svg:desc/>
      </draw:frame>
      <draw:frame draw:id="id104" presentation:style-name="a506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05" presentation:style-name="a509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106" presentation:style-name="a513" draw:name="Slide Number Placeholder 6" svg:x="9.36346in" svg:y="0.35651in" svg:width="0.75812in" svg:height="0.92545in" presentation:class="page-number" presentation:placeholder="false">
        <draw:text-box>
          <text:p text:style-name="a512" text:class-names="" text:cond-style-name=""><text:span text:style-name="a510" text:class-names=""><text:page-number style:num-format="1" text:fixed="false"/></text:span><text:span text:style-name="a511" text:class-names=""/></text:p>
        </draw:text-box>
        <svg:title/>
        <svg:desc/>
      </draw:frame>
      <presentation:notes style:page-layout-name="pageLayout2" draw:style-name="a530">
        <draw:page-thumbnail svg:x="1.21063in" svg:y="0.88858in" svg:width="5.84567in" svg:height="4.38425in" presentation:class="page" draw:id="id11" presentation:style-name="a514" draw:name="Образ слайда 1">
          <svg:title/>
          <svg:desc/>
        </draw:page-thumbnail>
        <draw:frame draw:id="id12" presentation:style-name="a517" draw:name="Заметки 2" svg:x="0.82677in" svg:y="5.55394in" svg:width="6.61378in" svg:height="5.26142in" presentation:class="notes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Верхний колонтитул 3" svg:x="0in" svg:y="0in" svg:width="3.5878in" svg:height="0.58425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4" presentation:style-name="a523" draw:name="Дата 4" svg:x="4.67953in" svg:y="0in" svg:width="3.5878in" svg:height="0.58425in" presentation:class="date-time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5" presentation:style-name="a526" draw:name="Нижний колонтитул 5" svg:x="0in" svg:y="11.10827in" svg:width="3.5878in" svg:height="0.58425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6" presentation:style-name="a529" draw:name="Номер слайда 6" svg:x="4.67953in" svg:y="11.10827in" svg:width="3.5878in" svg:height="0.58425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32">
      <draw:custom-shape svg:x="7.5948in" svg:y="2.02091in" svg:width="3.39916in" svg:height="3.3988in" draw:id="id107" draw:layer="Master1-bg" draw:style-name="a534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08" draw:layer="Master1-bg" draw:style-name="a536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09" draw:layer="Master1-bg" draw:style-name="a538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10" draw:layer="Master1-bg" draw:style-name="a540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11" draw:layer="Master1-bg" draw:style-name="a542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12" draw:layer="Master1-bg" draw:style-name="a54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547" draw:name="Title 1" svg:x="1.04366in" svg:y="2.23524in" svg:width="4.60633in" svg:height="1.89844in" presentation:class="title" presentation:placeholder="false">
        <draw:text-box>
          <text:p text:style-name="a546" text:class-names="" text:cond-style-name=""><text:span text:style-name="a544" text:class-names="">Образец заголовка</text:span><text:span text:style-name="a545" text:class-names=""/></text:p>
        </draw:text-box>
        <svg:title/>
        <svg:desc/>
      </draw:frame>
      <draw:frame draw:id="id114" presentation:style-name="a551" draw:name="Picture Placeholder 2" svg:x="6.28559in" svg:y="1.37789in" svg:width="2.89463in" svg:height="5.51157in" presentation:class="graphic" presentation:placeholder="false">
        <draw:text-box>
          <text:p text:style-name="a550" text:class-names="" text:cond-style-name=""><text:span text:style-name="a548" text:class-names="">Вставка рисунка</text:span><text:span text:style-name="a549" text:class-names=""/></text:p>
        </draw:text-box>
        <svg:title/>
        <svg:desc/>
      </draw:frame>
      <draw:frame draw:id="id115" presentation:style-name="a555" draw:name="Text Placeholder 3" svg:x="1.04461in" svg:y="4.40926in" svg:width="4.59916in" svg:height="1.65347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Образец текста</text:span></text:p>
            </text:list-item>
          </text:list>
        </draw:text-box>
        <svg:title/>
        <svg:desc/>
      </draw:frame>
      <draw:frame draw:id="id116" presentation:style-name="a558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117" presentation:style-name="a561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118" presentation:style-name="a565" draw:name="Slide Number Placeholder 6" svg:x="9.36346in" svg:y="0.35651in" svg:width="0.75812in" svg:height="0.92545in" presentation:class="page-number" presentation:placeholder="false">
        <draw:text-box>
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</draw:text-box>
        <svg:title/>
        <svg:desc/>
      </draw:frame>
      <presentation:notes style:page-layout-name="pageLayout2" draw:style-name="a582">
        <draw:page-thumbnail svg:x="1.21063in" svg:y="0.88858in" svg:width="5.84567in" svg:height="4.38425in" presentation:class="page" draw:id="id11" presentation:style-name="a566" draw:name="Образ слайда 1">
          <svg:title/>
          <svg:desc/>
        </draw:page-thumbnail>
        <draw:frame draw:id="id12" presentation:style-name="a569" draw:name="Заметки 2" svg:x="0.82677in" svg:y="5.55394in" svg:width="6.61378in" svg:height="5.26142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3" presentation:style-name="a572" draw:name="Верхний колонтитул 3" svg:x="0in" svg:y="0in" svg:width="3.5878in" svg:height="0.5842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4" presentation:style-name="a575" draw:name="Дата 4" svg:x="4.67953in" svg:y="0in" svg:width="3.5878in" svg:height="0.58425in" presentation:class="date-time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5" presentation:style-name="a578" draw:name="Нижний колонтитул 5" svg:x="0in" svg:y="11.10827in" svg:width="3.5878in" svg:height="0.58425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6" presentation:style-name="a581" draw:name="Номер слайда 6" svg:x="4.67953in" svg:y="11.10827in" svg:width="3.5878in" svg:height="0.58425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Панорамная-фотография-с-подписью" style:page-layout-name="pageLayout1" draw:style-name="a584">
      <draw:custom-shape svg:x="7.5948in" svg:y="2.02091in" svg:width="3.39916in" svg:height="3.3988in" draw:id="id119" draw:layer="Master1-bg" draw:style-name="a586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20" draw:layer="Master1-bg" draw:style-name="a588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21" draw:layer="Master1-bg" draw:style-name="a590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22" draw:layer="Master1-bg" draw:style-name="a592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23" draw:layer="Master1-bg" draw:style-name="a594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24" draw:layer="Master1-bg" draw:style-name="a595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599" draw:name="Title 1" svg:x="1.04461in" svg:y="5.78714in" svg:width="7.98245in" svg:height="0.68321in" presentation:class="title" presentation:placeholder="false">
        <draw:text-box>
          <text:p text:style-name="a598" text:class-names="" text:cond-style-name=""><text:span text:style-name="a596" text:class-names="">Образец заголовка</text:span><text:span text:style-name="a597" text:class-names=""/></text:p>
        </draw:text-box>
        <svg:title/>
        <svg:desc/>
      </draw:frame>
      <draw:frame draw:id="id126" presentation:style-name="a603" draw:name="Picture Placeholder 2" svg:x="1.04461in" svg:y="0.82674in" svg:width="7.98246in" svg:height="4.38885in" presentation:class="graphic" presentation:placeholder="false">
        <draw:text-box>
          <text:p text:style-name="a602" text:class-names="" text:cond-style-name=""><text:span text:style-name="a600" text:class-names="">Вставка рисунка</text:span><text:span text:style-name="a601" text:class-names=""/></text:p>
        </draw:text-box>
        <svg:title/>
        <svg:desc/>
      </draw:frame>
      <draw:frame draw:id="id127" presentation:style-name="a607" draw:name="Text Placeholder 3" svg:x="1.04461in" svg:y="6.47034in" svg:width="7.98245in" svg:height="0.59517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Образец текста</text:span></text:p>
            </text:list-item>
          </text:list>
        </draw:text-box>
        <svg:title/>
        <svg:desc/>
      </draw:frame>
      <draw:frame draw:id="id128" presentation:style-name="a610" draw:transform="translate(-0.59709in -0.13784in) rotate(-1.5708) translate(9.63335in 2.34242in)" draw:name="Date Placeholder 4" svg:width="1.19417in" svg:height="0.27568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29" presentation:style-name="a613" draw:transform="translate(-2.3265in -0.13784in) rotate(-1.5708) translate(9.84186in 4.07184in)" draw:name="Footer Placeholder 5" svg:width="4.65301in" svg:height="0.27568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30" presentation:style-name="a617" draw:name="Slide Number Placeholder 6" svg:x="9.36346in" svg:y="0.35651in" svg:width="0.75812in" svg:height="0.92545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11" presentation:style-name="a618" draw:name="Образ слайда 1">
          <svg:title/>
          <svg:desc/>
        </draw:page-thumbnail>
        <draw:frame draw:id="id12" presentation:style-name="a621" draw:name="Заметки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3" presentation:style-name="a624" draw:name="Верхний колонтитул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Дата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5" presentation:style-name="a630" draw:name="Нижний колонтитул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6" presentation:style-name="a633" draw:name="Номер слайда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Заголовок-и-подпись" style:page-layout-name="pageLayout1" draw:style-name="a636">
      <draw:custom-shape svg:x="7.5948in" svg:y="2.02091in" svg:width="3.39916in" svg:height="3.3988in" draw:id="id131" draw:layer="Master1-bg" draw:style-name="a638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32" draw:layer="Master1-bg" draw:style-name="a640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33" draw:layer="Master1-bg" draw:style-name="a642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34" draw:layer="Master1-bg" draw:style-name="a644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35" draw:layer="Master1-bg" draw:style-name="a646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36" draw:layer="Master1-bg" draw:style-name="a647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651" draw:name="Title 1" svg:x="1.04461in" svg:y="1.74533in" svg:width="7.98246in" svg:height="2.38835in" presentation:class="title" presentation:placeholder="false">
        <draw:text-box>
          <text:p text:style-name="a650" text:class-names="" text:cond-style-name=""><text:span text:style-name="a648" text:class-names="">Образец заголовка</text:span><text:span text:style-name="a649" text:class-names=""/></text:p>
        </draw:text-box>
        <svg:title/>
        <svg:desc/>
      </draw:frame>
      <draw:frame draw:id="id138" presentation:style-name="a655" draw:name="Text Placeholder 3" svg:x="1.04461in" svg:y="4.40926in" svg:width="7.98246in" svg:height="2.84765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Образец текста</text:span></text:p>
            </text:list-item>
          </text:list>
        </draw:text-box>
        <svg:title/>
        <svg:desc/>
      </draw:frame>
      <draw:frame draw:id="id139" presentation:style-name="a658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140" presentation:style-name="a661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141" presentation:style-name="a665" draw:name="Slide Number Placeholder 5" svg:x="9.36346in" svg:y="0.35651in" svg:width="0.75812in" svg:height="0.92545in" presentation:class="page-number" presentation:placeholder="false">
        <draw:text-box>
          <text:p text:style-name="a664" text:class-names="" text:cond-style-name=""><text:span text:style-name="a662" text:class-names=""><text:page-number style:num-format="1" text:fixed="false"/></text:span><text:span text:style-name="a663" text:class-names=""/></text:p>
        </draw:text-box>
        <svg:title/>
        <svg:desc/>
      </draw:frame>
      <presentation:notes style:page-layout-name="pageLayout2" draw:style-name="a682">
        <draw:page-thumbnail svg:x="1.21063in" svg:y="0.88858in" svg:width="5.84567in" svg:height="4.38425in" presentation:class="page" draw:id="id11" presentation:style-name="a666" draw:name="Образ слайда 1">
          <svg:title/>
          <svg:desc/>
        </draw:page-thumbnail>
        <draw:frame draw:id="id12" presentation:style-name="a669" draw:name="Заметки 2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3" presentation:style-name="a672" draw:name="Верхний колонтитул 3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4" presentation:style-name="a675" draw:name="Дата 4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5" presentation:style-name="a678" draw:name="Нижний колонтитул 5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6" presentation:style-name="a681" draw:name="Номер слайда 6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Цитата-с-подписью" style:page-layout-name="pageLayout1" draw:style-name="a684">
      <draw:custom-shape svg:x="7.5948in" svg:y="2.02091in" svg:width="3.39916in" svg:height="3.3988in" draw:id="id142" draw:layer="Master1-bg" draw:style-name="a686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43" draw:layer="Master1-bg" draw:style-name="a688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44" draw:layer="Master1-bg" draw:style-name="a690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45" draw:layer="Master1-bg" draw:style-name="a692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46" draw:layer="Master1-bg" draw:style-name="a694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47" draw:layer="Master1-bg" draw:style-name="a695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699" draw:name="Title 1" svg:x="1.42435in" svg:y="1.74533in" svg:width="7.23506in" svg:height="2.80084in" presentation:class="title" presentation:placeholder="false">
        <draw:text-box>
          <text:p text:style-name="a698" text:class-names="" text:cond-style-name=""><text:span text:style-name="a696" text:class-names="">Образец заголовка</text:span><text:span text:style-name="a697" text:class-names=""/></text:p>
        </draw:text-box>
        <svg:title/>
        <svg:desc/>
      </draw:frame>
      <draw:frame draw:id="id149" presentation:style-name="a703" draw:name="Text Placeholder 3" svg:x="1.74597in" svg:y="4.54617in" svg:width="6.58415in" svg:height="0.41249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Образец текста</text:span></text:p>
            </text:list-item>
          </text:list>
        </draw:text-box>
        <svg:title/>
        <svg:desc/>
      </draw:frame>
      <draw:frame draw:id="id150" presentation:style-name="a707" draw:name="Text Placeholder 3" svg:x="1.04461in" svg:y="5.24474in" svg:width="7.98246in" svg:height="2.02091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Образец текста</text:span></text:p>
            </text:list-item>
          </text:list>
        </draw:text-box>
        <svg:title/>
        <svg:desc/>
      </draw:frame>
      <draw:frame draw:id="id151" presentation:style-name="a710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152" presentation:style-name="a713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153" presentation:style-name="a717" draw:name="Slide Number Placeholder 5" svg:x="9.36346in" svg:y="0.35651in" svg:width="0.75812in" svg:height="0.92545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draw:frame draw:id="id154" draw:style-name="a720" draw:name="TextBox 11" svg:x="0.81247in" svg:y="1.17085in" svg:width="0.7253in" svg:height="2.36418in">
        <draw:text-box>
          <text:p text:style-name="a719" text:class-names="" text:cond-style-name=""><text:span text:style-name="a718" text:class-names="">“</text:span></text:p>
        </draw:text-box>
        <svg:title/>
        <svg:desc/>
      </draw:frame>
      <draw:frame draw:id="id155" draw:style-name="a723" draw:name="TextBox 14" svg:x="8.43906in" svg:y="3.15094in" svg:width="0.7253in" svg:height="2.36418in">
        <draw:text-box>
          <text:p text:style-name="a722" text:class-names="" text:cond-style-name=""><text:span text:style-name="a721" text:class-names="">”</text:span></text:p>
        </draw:text-box>
        <svg:title/>
        <svg:desc/>
      </draw:frame>
      <presentation:notes style:page-layout-name="pageLayout2" draw:style-name="a740">
        <draw:page-thumbnail svg:x="1.21063in" svg:y="0.88858in" svg:width="5.84567in" svg:height="4.38425in" presentation:class="page" draw:id="id11" presentation:style-name="a724" draw:name="Образ слайда 1">
          <svg:title/>
          <svg:desc/>
        </draw:page-thumbnail>
        <draw:frame draw:id="id12" presentation:style-name="a727" draw:name="Заметки 2" svg:x="0.82677in" svg:y="5.55394in" svg:width="6.61378in" svg:height="5.26142in" presentation:class="notes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3" presentation:style-name="a730" draw:name="Верхний колонтитул 3" svg:x="0in" svg:y="0in" svg:width="3.5878in" svg:height="0.58425in" presentation:class="head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4" presentation:style-name="a733" draw:name="Дата 4" svg:x="4.67953in" svg:y="0in" svg:width="3.5878in" svg:height="0.58425in" presentation:class="date-time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15" presentation:style-name="a736" draw:name="Нижний колонтитул 5" svg:x="0in" svg:y="11.10827in" svg:width="3.5878in" svg:height="0.58425in" presentation:class="foot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16" presentation:style-name="a739" draw:name="Номер слайда 6" svg:x="4.67953in" svg:y="11.10827in" svg:width="3.5878in" svg:height="0.58425in" presentation:class="page-number" presentation:placeholder="false">
          <draw:text-box>
            <text:p text:style-name="a738" text:class-names="" text:cond-style-name=""><text:span text:style-name="a7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Карточка-имени" style:page-layout-name="pageLayout1" draw:style-name="a742">
      <draw:custom-shape svg:x="7.5948in" svg:y="2.02091in" svg:width="3.39916in" svg:height="3.3988in" draw:id="id156" draw:layer="Master1-bg" draw:style-name="a744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57" draw:layer="Master1-bg" draw:style-name="a746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58" draw:layer="Master1-bg" draw:style-name="a748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59" draw:layer="Master1-bg" draw:style-name="a750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60" draw:layer="Master1-bg" draw:style-name="a752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61" draw:layer="Master1-bg" draw:style-name="a75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757" draw:name="Title 1" svg:x="1.04461in" svg:y="3.76624in" svg:width="7.98246in" svg:height="1.99292in" presentation:class="title" presentation:placeholder="false">
        <draw:text-box>
          <text:p text:style-name="a756" text:class-names="" text:cond-style-name=""><text:span text:style-name="a754" text:class-names="">Образец заголовка</text:span><text:span text:style-name="a755" text:class-names=""/></text:p>
        </draw:text-box>
        <svg:title/>
        <svg:desc/>
      </draw:frame>
      <draw:frame draw:id="id163" presentation:style-name="a761" draw:name="Text Placeholder 2" svg:x="1.04461in" svg:y="5.75916in" svg:width="7.98246in" svg:height="1.03722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Образец текста</text:span></text:p>
            </text:list-item>
          </text:list>
        </draw:text-box>
        <svg:title/>
        <svg:desc/>
      </draw:frame>
      <draw:frame draw:id="id164" presentation:style-name="a764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65" presentation:style-name="a767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766" text:class-names="" text:cond-style-name=""><text:span text:style-name="a765" text:class-names=""/></text:p>
        </draw:text-box>
        <svg:title/>
        <svg:desc/>
      </draw:frame>
      <draw:frame draw:id="id166" presentation:style-name="a771" draw:name="Slide Number Placeholder 5" svg:x="9.36346in" svg:y="0.35651in" svg:width="0.75812in" svg:height="0.92545in" presentation:class="page-number" presentation:placeholder="false">
        <draw:text-box>
          <text:p text:style-name="a770" text:class-names="" text:cond-style-name=""><text:span text:style-name="a768" text:class-names=""><text:page-number style:num-format="1" text:fixed="false"/></text:span><text:span text:style-name="a769" text:class-names=""/></text:p>
        </draw:text-box>
        <svg:title/>
        <svg:desc/>
      </draw:frame>
      <presentation:notes style:page-layout-name="pageLayout2" draw:style-name="a788">
        <draw:page-thumbnail svg:x="1.21063in" svg:y="0.88858in" svg:width="5.84567in" svg:height="4.38425in" presentation:class="page" draw:id="id11" presentation:style-name="a772" draw:name="Образ слайда 1">
          <svg:title/>
          <svg:desc/>
        </draw:page-thumbnail>
        <draw:frame draw:id="id12" presentation:style-name="a775" draw:name="Заметки 2" svg:x="0.82677in" svg:y="5.55394in" svg:width="6.61378in" svg:height="5.26142in" presentation:class="notes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3" presentation:style-name="a778" draw:name="Верхний колонтитул 3" svg:x="0in" svg:y="0in" svg:width="3.5878in" svg:height="0.58425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4" presentation:style-name="a781" draw:name="Дата 4" svg:x="4.67953in" svg:y="0in" svg:width="3.5878in" svg:height="0.58425in" presentation:class="date-time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5" presentation:style-name="a784" draw:name="Нижний колонтитул 5" svg:x="0in" svg:y="11.10827in" svg:width="3.5878in" svg:height="0.58425in" presentation:class="foot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6" presentation:style-name="a787" draw:name="Номер слайда 6" svg:x="4.67953in" svg:y="11.10827in" svg:width="3.5878in" svg:height="0.58425in" presentation:class="page-number" presentation:placeholder="false">
          <draw:text-box>
            <text:p text:style-name="a786" text:class-names="" text:cond-style-name=""><text:span text:style-name="a7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Три-колонки" style:page-layout-name="pageLayout1" draw:style-name="a790">
      <draw:custom-shape svg:x="7.5948in" svg:y="2.02091in" svg:width="3.39916in" svg:height="3.3988in" draw:id="id167" draw:layer="Master1-bg" draw:style-name="a792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68" draw:layer="Master1-bg" draw:style-name="a794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69" draw:layer="Master1-bg" draw:style-name="a796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70" draw:layer="Master1-bg" draw:style-name="a798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71" draw:layer="Master1-bg" draw:style-name="a800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72" draw:layer="Master1-bg" draw:style-name="a801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805" draw:name="Title 1" svg:x="0.58438in" svg:y="0.54575in" svg:width="8.5062in" svg:height="1.68835in" presentation:class="title" presentation:placeholder="false">
        <draw:text-box>
          <text:p text:style-name="a804" text:class-names="" text:cond-style-name=""><text:span text:style-name="a802" text:class-names="">Образец заголовка</text:span><text:span text:style-name="a803" text:class-names=""/></text:p>
        </draw:text-box>
        <svg:title/>
        <svg:desc/>
      </draw:frame>
      <draw:frame draw:id="id174" presentation:style-name="a809" draw:name="Text Placeholder 2" svg:x="0.57248in" svg:y="2.38835in" svg:width="2.66532in" svg:height="0.69469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Образец текста</text:span></text:p>
            </text:list-item>
          </text:list>
        </draw:text-box>
        <svg:title/>
        <svg:desc/>
      </draw:frame>
      <draw:frame draw:id="id175" presentation:style-name="a813" draw:name="Text Placeholder 3" svg:x="0.59013in" svg:y="3.21509in" svg:width="2.64767in" svg:height="4.32697in" presentation:class="outline" presentation:placeholder="false">
        <draw:text-box>
          <text:list text:style-name="a812">
            <text:list-item>
              <text:p text:style-name="a811" text:class-names="" text:cond-style-name=""><text:span text:style-name="a810" text:class-names="">Образец текста</text:span></text:p>
            </text:list-item>
          </text:list>
        </draw:text-box>
        <svg:title/>
        <svg:desc/>
      </draw:frame>
      <draw:frame draw:id="id176" presentation:style-name="a817" draw:name="Text Placeholder 4" svg:x="3.51262in" svg:y="2.38835in" svg:width="2.65571in" svg:height="0.69469in" presentation:class="outline" presentation:placeholder="false">
        <draw:text-box>
          <text:list text:style-name="a816">
            <text:list-item>
              <text:p text:style-name="a815" text:class-names="" text:cond-style-name=""><text:span text:style-name="a814" text:class-names="">Образец текста</text:span></text:p>
            </text:list-item>
          </text:list>
        </draw:text-box>
        <svg:title/>
        <svg:desc/>
      </draw:frame>
      <draw:frame draw:id="id177" presentation:style-name="a821" draw:name="Text Placeholder 3" svg:x="3.50307in" svg:y="3.21509in" svg:width="2.66526in" svg:height="4.32697in" presentation:class="outline" presentation:placeholder="false">
        <draw:text-box>
          <text:list text:style-name="a820">
            <text:list-item>
              <text:p text:style-name="a819" text:class-names="" text:cond-style-name=""><text:span text:style-name="a818" text:class-names="">Образец текста</text:span></text:p>
            </text:list-item>
          </text:list>
        </draw:text-box>
        <svg:title/>
        <svg:desc/>
      </draw:frame>
      <draw:frame draw:id="id178" presentation:style-name="a825" draw:name="Text Placeholder 4" svg:x="6.44401in" svg:y="2.38835in" svg:width="2.65198in" svg:height="0.69469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Образец текста</text:span></text:p>
            </text:list-item>
          </text:list>
        </draw:text-box>
        <svg:title/>
        <svg:desc/>
      </draw:frame>
      <draw:frame draw:id="id179" presentation:style-name="a829" draw:name="Text Placeholder 3" svg:x="6.44401in" svg:y="3.21509in" svg:width="2.65198in" svg:height="4.32697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Образец текста</text:span></text:p>
            </text:list-item>
          </text:list>
        </draw:text-box>
        <svg:title/>
        <svg:desc/>
      </draw:frame>
      <draw:connector draw:type="line" svg:x1="3.37015in" svg:y1="2.57207in" svg:x2="3.37015in" svg:y2="7.34877in" draw:id="id180" draw:style-name="a830" draw:name="Straight Connector 16">
        <svg:title/>
        <svg:desc/>
      </draw:connector>
      <draw:connector draw:type="line" svg:x1="6.29706in" svg:y1="2.57207in" svg:x2="6.29706in" svg:y2="7.35417in" draw:id="id181" draw:style-name="a831" draw:name="Straight Connector 17">
        <svg:title/>
        <svg:desc/>
      </draw:connector>
      <draw:frame draw:id="id182" presentation:style-name="a834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833" text:class-names="" text:cond-style-name=""><text:span text:style-name="a832" text:class-names=""/></text:p>
        </draw:text-box>
        <svg:title/>
        <svg:desc/>
      </draw:frame>
      <draw:frame draw:id="id183" presentation:style-name="a837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836" text:class-names="" text:cond-style-name=""><text:span text:style-name="a835" text:class-names=""/></text:p>
        </draw:text-box>
        <svg:title/>
        <svg:desc/>
      </draw:frame>
      <draw:frame draw:id="id184" presentation:style-name="a841" draw:name="Slide Number Placeholder 5" svg:x="9.36346in" svg:y="0.35651in" svg:width="0.75812in" svg:height="0.92545in" presentation:class="page-number" presentation:placeholder="false">
        <draw:text-box>
          <text:p text:style-name="a840" text:class-names="" text:cond-style-name=""><text:span text:style-name="a838" text:class-names=""><text:page-number style:num-format="1" text:fixed="false"/></text:span><text:span text:style-name="a839" text:class-names=""/></text:p>
        </draw:text-box>
        <svg:title/>
        <svg:desc/>
      </draw:frame>
      <presentation:notes style:page-layout-name="pageLayout2" draw:style-name="a858">
        <draw:page-thumbnail svg:x="1.21063in" svg:y="0.88858in" svg:width="5.84567in" svg:height="4.38425in" presentation:class="page" draw:id="id11" presentation:style-name="a842" draw:name="Образ слайда 1">
          <svg:title/>
          <svg:desc/>
        </draw:page-thumbnail>
        <draw:frame draw:id="id12" presentation:style-name="a845" draw:name="Заметки 2" svg:x="0.82677in" svg:y="5.55394in" svg:width="6.61378in" svg:height="5.26142in" presentation:class="notes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3" presentation:style-name="a848" draw:name="Верхний колонтитул 3" svg:x="0in" svg:y="0in" svg:width="3.5878in" svg:height="0.58425in" presentation:class="head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14" presentation:style-name="a851" draw:name="Дата 4" svg:x="4.67953in" svg:y="0in" svg:width="3.5878in" svg:height="0.58425in" presentation:class="date-time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5" presentation:style-name="a854" draw:name="Нижний колонтитул 5" svg:x="0in" svg:y="11.10827in" svg:width="3.5878in" svg:height="0.58425in" presentation:class="footer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16" presentation:style-name="a857" draw:name="Номер слайда 6" svg:x="4.67953in" svg:y="11.10827in" svg:width="3.5878in" svg:height="0.58425in" presentation:class="page-number" presentation:placeholder="false">
          <draw:text-box>
            <text:p text:style-name="a856" text:class-names="" text:cond-style-name=""><text:span text:style-name="a8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Столбец-с-тремя-рисунками" style:page-layout-name="pageLayout1" draw:style-name="a860">
      <draw:custom-shape svg:x="7.5948in" svg:y="2.02091in" svg:width="3.39916in" svg:height="3.3988in" draw:id="id185" draw:layer="Master1-bg" draw:style-name="a862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186" draw:layer="Master1-bg" draw:style-name="a864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187" draw:layer="Master1-bg" draw:style-name="a866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188" draw:layer="Master1-bg" draw:style-name="a868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189" draw:layer="Master1-bg" draw:style-name="a870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190" draw:layer="Master1-bg" draw:style-name="a871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875" draw:name="Title 1" svg:x="0.58438in" svg:y="0.54575in" svg:width="8.5062in" svg:height="1.68835in" presentation:class="title" presentation:placeholder="false">
        <draw:text-box>
          <text:p text:style-name="a874" text:class-names="" text:cond-style-name=""><text:span text:style-name="a872" text:class-names="">Образец заголовка</text:span><text:span text:style-name="a873" text:class-names=""/></text:p>
        </draw:text-box>
        <svg:title/>
        <svg:desc/>
      </draw:frame>
      <draw:frame draw:id="id192" presentation:style-name="a879" draw:name="Text Placeholder 2" svg:x="0.59013in" svg:y="5.12455in" svg:width="2.65916in" svg:height="0.69469in" presentation:class="outline" presentation:placeholder="false">
        <draw:text-box>
          <text:list text:style-name="a878">
            <text:list-item>
              <text:p text:style-name="a877" text:class-names="" text:cond-style-name=""><text:span text:style-name="a876" text:class-names="">Образец текста</text:span></text:p>
            </text:list-item>
          </text:list>
        </draw:text-box>
        <svg:title/>
        <svg:desc/>
      </draw:frame>
      <draw:frame draw:id="id193" presentation:style-name="a883" draw:name="Picture Placeholder 2" svg:x="0.59013in" svg:y="2.66393in" svg:width="2.65916in" svg:height="1.83719in" presentation:class="graphic" presentation:placeholder="false">
        <draw:text-box>
          <text:p text:style-name="a882" text:class-names="" text:cond-style-name=""><text:span text:style-name="a880" text:class-names="">Вставка рисунка</text:span><text:span text:style-name="a881" text:class-names=""/></text:p>
        </draw:text-box>
        <svg:title/>
        <svg:desc/>
      </draw:frame>
      <draw:frame draw:id="id194" presentation:style-name="a887" draw:name="Text Placeholder 3" svg:x="0.59013in" svg:y="5.81923in" svg:width="2.65916in" svg:height="0.79466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Образец текста</text:span></text:p>
            </text:list-item>
          </text:list>
        </draw:text-box>
        <svg:title/>
        <svg:desc/>
      </draw:frame>
      <draw:frame draw:id="id195" presentation:style-name="a891" draw:name="Text Placeholder 4" svg:x="3.51779in" svg:y="5.12455in" svg:width="2.65054in" svg:height="0.69469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Образец текста</text:span></text:p>
            </text:list-item>
          </text:list>
        </draw:text-box>
        <svg:title/>
        <svg:desc/>
      </draw:frame>
      <draw:frame draw:id="id196" presentation:style-name="a895" draw:name="Picture Placeholder 2" svg:x="3.51778in" svg:y="2.66393in" svg:width="2.65054in" svg:height="1.83719in" presentation:class="graphic" presentation:placeholder="false">
        <draw:text-box>
          <text:p text:style-name="a894" text:class-names="" text:cond-style-name=""><text:span text:style-name="a892" text:class-names="">Вставка рисунка</text:span><text:span text:style-name="a893" text:class-names=""/></text:p>
        </draw:text-box>
        <svg:title/>
        <svg:desc/>
      </draw:frame>
      <draw:frame draw:id="id197" presentation:style-name="a899" draw:name="Text Placeholder 3" svg:x="3.51656in" svg:y="5.81923in" svg:width="2.65405in" svg:height="0.79466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>Образец текста</text:span></text:p>
            </text:list-item>
          </text:list>
        </draw:text-box>
        <svg:title/>
        <svg:desc/>
      </draw:frame>
      <draw:frame draw:id="id198" presentation:style-name="a903" draw:name="Text Placeholder 4" svg:x="6.44401in" svg:y="5.12455in" svg:width="2.65198in" svg:height="0.69469in" presentation:class="outline" presentation:placeholder="false">
        <draw:text-box>
          <text:list text:style-name="a902">
            <text:list-item>
              <text:p text:style-name="a901" text:class-names="" text:cond-style-name=""><text:span text:style-name="a900" text:class-names="">Образец текста</text:span></text:p>
            </text:list-item>
          </text:list>
        </draw:text-box>
        <svg:title/>
        <svg:desc/>
      </draw:frame>
      <draw:frame draw:id="id199" presentation:style-name="a907" draw:name="Picture Placeholder 2" svg:x="6.44401in" svg:y="2.66393in" svg:width="2.65198in" svg:height="1.83719in" presentation:class="graphic" presentation:placeholder="false">
        <draw:text-box>
          <text:p text:style-name="a906" text:class-names="" text:cond-style-name=""><text:span text:style-name="a904" text:class-names="">Вставка рисунка</text:span><text:span text:style-name="a905" text:class-names=""/></text:p>
        </draw:text-box>
        <svg:title/>
        <svg:desc/>
      </draw:frame>
      <draw:frame draw:id="id200" presentation:style-name="a911" draw:name="Text Placeholder 3" svg:x="6.4439in" svg:y="5.81923in" svg:width="2.65549in" svg:height="0.79466in" presentation:class="outline" presentation:placeholder="false">
        <draw:text-box>
          <text:list text:style-name="a910">
            <text:list-item>
              <text:p text:style-name="a909" text:class-names="" text:cond-style-name=""><text:span text:style-name="a908" text:class-names="">Образец текста</text:span></text:p>
            </text:list-item>
          </text:list>
        </draw:text-box>
        <svg:title/>
        <svg:desc/>
      </draw:frame>
      <draw:connector draw:type="line" svg:x1="3.37015in" svg:y1="2.57207in" svg:x2="3.37015in" svg:y2="7.34877in" draw:id="id201" draw:style-name="a912" draw:name="Straight Connector 18">
        <svg:title/>
        <svg:desc/>
      </draw:connector>
      <draw:connector draw:type="line" svg:x1="6.29706in" svg:y1="2.57207in" svg:x2="6.29706in" svg:y2="7.35417in" draw:id="id202" draw:style-name="a913" draw:name="Straight Connector 19">
        <svg:title/>
        <svg:desc/>
      </draw:connector>
      <draw:frame draw:id="id203" presentation:style-name="a916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915" text:class-names="" text:cond-style-name=""><text:span text:style-name="a914" text:class-names=""/></text:p>
        </draw:text-box>
        <svg:title/>
        <svg:desc/>
      </draw:frame>
      <draw:frame draw:id="id204" presentation:style-name="a919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918" text:class-names="" text:cond-style-name=""><text:span text:style-name="a917" text:class-names=""/></text:p>
        </draw:text-box>
        <svg:title/>
        <svg:desc/>
      </draw:frame>
      <draw:frame draw:id="id205" presentation:style-name="a923" draw:name="Slide Number Placeholder 5" svg:x="9.36346in" svg:y="0.35651in" svg:width="0.75812in" svg:height="0.92545in" presentation:class="page-number" presentation:placeholder="false">
        <draw:text-box>
          <text:p text:style-name="a922" text:class-names="" text:cond-style-name=""><text:span text:style-name="a920" text:class-names=""><text:page-number style:num-format="1" text:fixed="false"/></text:span><text:span text:style-name="a921" text:class-names=""/></text:p>
        </draw:text-box>
        <svg:title/>
        <svg:desc/>
      </draw:frame>
      <presentation:notes style:page-layout-name="pageLayout2" draw:style-name="a940">
        <draw:page-thumbnail svg:x="1.21063in" svg:y="0.88858in" svg:width="5.84567in" svg:height="4.38425in" presentation:class="page" draw:id="id11" presentation:style-name="a924" draw:name="Образ слайда 1">
          <svg:title/>
          <svg:desc/>
        </draw:page-thumbnail>
        <draw:frame draw:id="id12" presentation:style-name="a927" draw:name="Заметки 2" svg:x="0.82677in" svg:y="5.55394in" svg:width="6.61378in" svg:height="5.26142in" presentation:class="notes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3" presentation:style-name="a930" draw:name="Верхний колонтитул 3" svg:x="0in" svg:y="0in" svg:width="3.5878in" svg:height="0.58425in" presentation:class="head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4" presentation:style-name="a933" draw:name="Дата 4" svg:x="4.67953in" svg:y="0in" svg:width="3.5878in" svg:height="0.58425in" presentation:class="date-time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5" presentation:style-name="a936" draw:name="Нижний колонтитул 5" svg:x="0in" svg:y="11.10827in" svg:width="3.5878in" svg:height="0.58425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6" presentation:style-name="a939" draw:name="Номер слайда 6" svg:x="4.67953in" svg:y="11.10827in" svg:width="3.5878in" svg:height="0.58425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Заголовок-и-вертикальный-текст" style:page-layout-name="pageLayout1" draw:style-name="a942">
      <draw:custom-shape svg:x="7.5948in" svg:y="2.02091in" svg:width="3.39916in" svg:height="3.3988in" draw:id="id206" draw:layer="Master1-bg" draw:style-name="a944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07" draw:layer="Master1-bg" draw:style-name="a946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08" draw:layer="Master1-bg" draw:style-name="a948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09" draw:layer="Master1-bg" draw:style-name="a950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10" draw:layer="Master1-bg" draw:style-name="a952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11" draw:layer="Master1-bg" draw:style-name="a95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957" draw:name="Title 1" svg:x="0.58438in" svg:y="0.54575in" svg:width="8.5062in" svg:height="1.68835in" presentation:class="title" presentation:placeholder="false">
        <draw:text-box>
          <text:p text:style-name="a956" text:class-names="" text:cond-style-name=""><text:span text:style-name="a954" text:class-names="">Образец заголовка</text:span><text:span text:style-name="a955" text:class-names=""/></text:p>
        </draw:text-box>
        <svg:title/>
        <svg:desc/>
      </draw:frame>
      <draw:frame draw:id="id213" presentation:style-name="a974" draw:name="Vertical Text Placeholder 2" svg:x="0.9979in" svg:y="2.47481in" svg:width="8.09179in" svg:height="5.05768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Образец текста</text:span></text:p>
            </text:list-item>
          </text:list>
          <text:list text:style-name="a963">
            <text:list-item>
              <text:list text:style-name="a963">
                <text:list-item>
                  <text:p text:style-name="a962" text:class-names="" text:cond-style-name=""><text:span text:style-name="a961" text:class-names="">Второй уровень</text:span></text:p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p text:style-name="a965" text:class-names="" text:cond-style-name=""><text:span text:style-name="a96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69">
            <text:list-item>
              <text:list text:style-name="a969">
                <text:list-item>
                  <text:list text:style-name="a969">
                    <text:list-item>
                      <text:list text:style-name="a969">
                        <text:list-item>
                          <text:p text:style-name="a968" text:class-names="" text:cond-style-name=""><text:span text:style-name="a96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list text:style-name="a973">
                        <text:list-item>
                          <text:list text:style-name="a973">
                            <text:list-item>
                              <text:p text:style-name="a972" text:class-names="" text:cond-style-name=""><text:span text:style-name="a970" text:class-names="">Пятый уровень</text:span><text:span text:style-name="a9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977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215" presentation:style-name="a980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216" presentation:style-name="a984" draw:name="Slide Number Placeholder 5" svg:x="9.36346in" svg:y="0.35651in" svg:width="0.75812in" svg:height="0.92545in" presentation:class="page-number" presentation:placeholder="false">
        <draw:text-box>
          <text:p text:style-name="a983" text:class-names="" text:cond-style-name=""><text:span text:style-name="a981" text:class-names=""><text:page-number style:num-format="1" text:fixed="false"/></text:span><text:span text:style-name="a982" text:class-names=""/></text:p>
        </draw:text-box>
        <svg:title/>
        <svg:desc/>
      </draw:frame>
      <presentation:notes style:page-layout-name="pageLayout2" draw:style-name="a1001">
        <draw:page-thumbnail svg:x="1.21063in" svg:y="0.88858in" svg:width="5.84567in" svg:height="4.38425in" presentation:class="page" draw:id="id11" presentation:style-name="a985" draw:name="Образ слайда 1">
          <svg:title/>
          <svg:desc/>
        </draw:page-thumbnail>
        <draw:frame draw:id="id12" presentation:style-name="a988" draw:name="Заметки 2" svg:x="0.82677in" svg:y="5.55394in" svg:width="6.61378in" svg:height="5.26142in" presentation:class="notes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3" presentation:style-name="a991" draw:name="Верхний колонтитул 3" svg:x="0in" svg:y="0in" svg:width="3.5878in" svg:height="0.58425in" presentation:class="head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4" presentation:style-name="a994" draw:name="Дата 4" svg:x="4.67953in" svg:y="0in" svg:width="3.5878in" svg:height="0.58425in" presentation:class="date-time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5" presentation:style-name="a997" draw:name="Нижний колонтитул 5" svg:x="0in" svg:y="11.10827in" svg:width="3.5878in" svg:height="0.58425in" presentation:class="foot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6" presentation:style-name="a1000" draw:name="Номер слайда 6" svg:x="4.67953in" svg:y="11.10827in" svg:width="3.5878in" svg:height="0.58425in" presentation:class="page-number" presentation:placeholder="false">
          <draw:text-box>
            <text:p text:style-name="a999" text:class-names="" text:cond-style-name=""><text:span text:style-name="a9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Вертикальный-заголовок-и-текст" style:page-layout-name="pageLayout1" draw:style-name="a1003">
      <draw:custom-shape svg:x="7.5948in" svg:y="2.02091in" svg:width="3.39916in" svg:height="3.3988in" draw:id="id217" draw:layer="Master1-bg" draw:style-name="a1005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85985in" svg:y="-0.55116in" svg:width="1.92925in" svg:height="1.92905in" draw:id="id218" draw:layer="Master1-bg" draw:style-name="a1007" draw:name="Oval 22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7.5948in" svg:y="7.34877in" svg:width="1.1943in" svg:height="1.19417in" draw:id="id219" draw:layer="Master1-bg" draw:style-name="a1009" draw:name="Oval 23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565in" svg:y="3.21509in" svg:width="5.05281in" svg:height="5.05228in" draw:id="id220" draw:layer="Master1-bg" draw:style-name="a1011" draw:name="Oval 1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1.01248in" svg:y="3.49066in" svg:width="2.84795in" svg:height="2.84765in" draw:id="id221" draw:layer="Master1-bg" draw:style-name="a1013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3384in" svg:y="0in" svg:width="0.82682in" svg:height="1.3254in" draw:id="id222" draw:layer="Master1-bg" draw:style-name="a1014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018" draw:name="Vertical Title 1" svg:x="7.51083in" svg:y="0.51863in" svg:width="1.58516in" svg:height="7.02343in" presentation:class="title" presentation:placeholder="false">
        <draw:text-box>
          <text:p text:style-name="a1017" text:class-names="" text:cond-style-name=""><text:span text:style-name="a1015" text:class-names="">Образец заголовка</text:span><text:span text:style-name="a1016" text:class-names=""/></text:p>
        </draw:text-box>
        <svg:title/>
        <svg:desc/>
      </draw:frame>
      <draw:frame draw:id="id224" presentation:style-name="a1035" draw:name="Vertical Text Placeholder 2" svg:x="0.59013in" svg:y="0.9321in" svg:width="6.71394in" svg:height="6.60995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Образец текста</text:span></text:p>
            </text:list-item>
          </text:list>
          <text:list text:style-name="a1024">
            <text:list-item>
              <text:list text:style-name="a1024">
                <text:list-item>
                  <text:p text:style-name="a1023" text:class-names="" text:cond-style-name=""><text:span text:style-name="a1022" text:class-names="">Второй уровень</text:span></text:p>
                </text:list-item>
              </text:list>
            </text:list-item>
          </text:list>
          <text:list text:style-name="a1027">
            <text:list-item>
              <text:list text:style-name="a1027">
                <text:list-item>
                  <text:list text:style-name="a1027">
                    <text:list-item>
                      <text:p text:style-name="a1026" text:class-names="" text:cond-style-name=""><text:span text:style-name="a102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list text:style-name="a1030">
                        <text:list-item>
                          <text:p text:style-name="a1029" text:class-names="" text:cond-style-name=""><text:span text:style-name="a102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list text:style-name="a1034">
                            <text:list-item>
                              <text:p text:style-name="a1033" text:class-names="" text:cond-style-name=""><text:span text:style-name="a1031" text:class-names="">Пятый уровень</text:span><text:span text:style-name="a10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038" draw:transform="translate(-0.59709in -0.13784in) rotate(-1.5708) translate(9.63335in 2.34242in)" draw:name="Date Placeholder 3" svg:width="1.19417in" svg:height="0.27568in" presentation:class="date-time" presentation:placeholder="false">
        <draw:text-box>
          <text:p text:style-name="a1037" text:class-names="" text:cond-style-name=""><text:span text:style-name="a1036" text:class-names=""/></text:p>
        </draw:text-box>
        <svg:title/>
        <svg:desc/>
      </draw:frame>
      <draw:frame draw:id="id226" presentation:style-name="a1041" draw:transform="translate(-2.3265in -0.13784in) rotate(-1.5708) translate(9.84186in 4.07184in)" draw:name="Footer Placeholder 4" svg:width="4.65301in" svg:height="0.27568in" presentation:class="footer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227" presentation:style-name="a1045" draw:name="Slide Number Placeholder 5" svg:x="9.36346in" svg:y="0.35651in" svg:width="0.75812in" svg:height="0.92545in" presentation:class="page-number" presentation:placeholder="false">
        <draw:text-box>
          <text:p text:style-name="a1044" text:class-names="" text:cond-style-name=""><text:span text:style-name="a1042" text:class-names=""><text:page-number style:num-format="1" text:fixed="false"/></text:span><text:span text:style-name="a1043" text:class-names=""/></text:p>
        </draw:text-box>
        <svg:title/>
        <svg:desc/>
      </draw:frame>
      <presentation:notes style:page-layout-name="pageLayout2" draw:style-name="a1062">
        <draw:page-thumbnail svg:x="1.21063in" svg:y="0.88858in" svg:width="5.84567in" svg:height="4.38425in" presentation:class="page" draw:id="id11" presentation:style-name="a1046" draw:name="Образ слайда 1">
          <svg:title/>
          <svg:desc/>
        </draw:page-thumbnail>
        <draw:frame draw:id="id12" presentation:style-name="a1049" draw:name="Заметки 2" svg:x="0.82677in" svg:y="5.55394in" svg:width="6.61378in" svg:height="5.26142in" presentation:class="notes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3" presentation:style-name="a1052" draw:name="Верхний колонтитул 3" svg:x="0in" svg:y="0in" svg:width="3.5878in" svg:height="0.58425in" presentation:class="head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4" presentation:style-name="a1055" draw:name="Дата 4" svg:x="4.67953in" svg:y="0in" svg:width="3.5878in" svg:height="0.58425in" presentation:class="date-time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5" presentation:style-name="a1058" draw:name="Нижний колонтитул 5" svg:x="0in" svg:y="11.10827in" svg:width="3.5878in" svg:height="0.58425in" presentation:class="footer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16" presentation:style-name="a1061" draw:name="Номер слайда 6" svg:x="4.67953in" svg:y="11.10827in" svg:width="3.5878in" svg:height="0.58425in" presentation:class="page-number" presentation:placeholder="false">
          <draw:text-box>
            <text:p text:style-name="a1060" text:class-names="" text:cond-style-name=""><text:span text:style-name="a105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3">
      <draw:frame draw:id="id228" presentation:style-name="a1066" draw:name="Верхний колонтитул 1" svg:x="0in" svg:y="0in" svg:width="3.5878in" svg:height="0.58425in" presentation:class="header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229" presentation:style-name="a1069" draw:name="Дата 2" svg:x="4.67953in" svg:y="0in" svg:width="3.5878in" svg:height="0.58425in" presentation:class="date-time" presentation:placeholder="false">
        <draw:text-box>
          <text:p text:style-name="a1068" text:class-names="" text:cond-style-name=""><text:span text:style-name="a1067" text:class-names=""/></text:p>
        </draw:text-box>
        <svg:title/>
        <svg:desc/>
      </draw:frame>
      <draw:frame draw:id="id230" presentation:style-name="a1072" draw:name="Нижний колонтитул 3" svg:x="0in" svg:y="11.10827in" svg:width="3.5878in" svg:height="0.58425in" presentation:class="footer" presentation:placeholder="false">
        <draw:text-box>
          <text:p text:style-name="a1071" text:class-names="" text:cond-style-name=""><text:span text:style-name="a1070" text:class-names=""/></text:p>
        </draw:text-box>
        <svg:title/>
        <svg:desc/>
      </draw:frame>
      <draw:frame draw:id="id231" presentation:style-name="a1075" draw:name="Номер слайда 4" svg:x="4.67953in" svg:y="11.10827in" svg:width="3.5878in" svg:height="0.58425in" presentation:class="page-number" presentation:placeholder="false">
        <draw:text-box>
          <text:p text:style-name="a1074" text:class-names="" text:cond-style-name=""><text:span text:style-name="a107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                      API-Проект</dc:title>
    <dc:creator>Слава</dc:creator>
    <meta:creation-date>2018-04-08T23:36:03Z</meta:creation-date>
    <dc:date>2018-04-13T11:15:11Z</dc:date>
    <meta:template xlink:href="Ion" xlink:type="simple"/>
    <meta:editing-cycles>2</meta:editing-cycles>
    <meta:editing-duration>PT574S</meta:editing-duration>
    <meta:document-statistic meta:paragraph-count="56" meta:word-count="170"/>
  </office:meta>
</office:document-meta>
</file>